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4.324cm" fo:min-width="8.9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5cm" fo:min-width="0cm"/>
    </style:style>
    <style:style style:name="gr3" style:family="graphic" style:parent-style-name="standard">
      <style:graphic-properties draw:stroke="none" draw:fill="none" fo:min-height="1.23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cm"/>
    </style:style>
    <style:style style:name="gr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0.944cm"/>
    </style:style>
    <style:style style:name="gr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1.349cm" fo:wrap-option="no-wrap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18cm" fo:min-width="3.523cm" fo:wrap-option="no-wrap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324cm" fo:min-width="8.906cm"/>
    </style:style>
    <style:style style:name="gr11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88cm" fo:min-width="11.167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4.324cm" fo:min-width="8.907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4.332cm" fo:min-width="8.90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gr15" style:family="graphic" style:parent-style-name="standard">
      <style:graphic-properties draw:stroke="none" draw:fill="none" fo:min-height="1.23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8cm" fo:min-width="0cm"/>
    </style:style>
    <style:style style:name="gr18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894cm" fo:min-width="2.851cm"/>
    </style:style>
    <style:style style:name="gr1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61cm" fo:min-width="12.106cm" fo:wrap-option="no-wrap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4.332cm" fo:min-width="8.907cm"/>
    </style:style>
    <style:style style:name="gr21" style:family="graphic" style:parent-style-name="objectwithoutfill">
      <style:graphic-properties draw:stroke="dash" draw:stroke-dash="Ultrafine_20_2_20_Dots_20_3_20_Dashes" svg:stroke-color="#cc9900" draw:fill="none" draw:fill-color="#729fcf" draw:textarea-vertical-align="middle"/>
    </style:style>
    <style:style style:name="gr2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.896cm" fo:min-width="5.042cm" fo:wrap-option="no-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24" style:family="graphic" style:parent-style-name="standard">
      <style:graphic-properties draw:stroke="none" draw:fill="none" fo:min-height="1.16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6cm" fo:min-width="0cm"/>
    </style:style>
    <style:style style:name="gr2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969cm" fo:min-width="2.691cm"/>
    </style:style>
    <style:style style:name="gr2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4.238cm" fo:min-width="11.26cm" fo:wrap-option="no-wrap"/>
    </style:style>
    <style:style style:name="gr28" style:family="graphic" style:parent-style-name="standard">
      <style:graphic-properties draw:fill="none" draw:textarea-horizontal-align="justify" draw:textarea-vertical-align="middle" draw:auto-grow-height="false" fo:min-height="4.118cm" fo:min-width="9.099cm"/>
    </style:style>
    <style:style style:name="gr29" style:family="graphic" style:parent-style-name="standard">
      <style:graphic-properties draw:fill="none" draw:fill-color="#729fcf" draw:textarea-horizontal-align="justify" draw:textarea-vertical-align="middle" draw:auto-grow-height="false" fo:min-height="1.6cm" fo:min-width="7.347cm"/>
    </style:style>
    <style:style style:name="gr30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31" style:family="graphic" style:parent-style-name="standard">
      <style:graphic-properties draw:fill="none" draw:fill-color="#729fcf" draw:textarea-horizontal-align="justify" draw:textarea-vertical-align="middle" draw:auto-grow-height="false" fo:min-height="0.498cm" fo:min-width="0.006cm"/>
    </style:style>
    <style:style style:name="gr32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4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35" style:family="graphic" style:parent-style-name="standard">
      <style:graphic-properties draw:fill="none" draw:fill-color="#729fcf" draw:textarea-horizontal-align="justify" draw:textarea-vertical-align="middle" draw:auto-grow-height="false" fo:min-height="1.601cm" fo:min-width="7.347cm"/>
    </style:style>
    <style:style style:name="gr3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3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3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4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2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4cm"/>
    </style:style>
    <style:style style:name="gr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4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45" style:family="graphic" style:parent-style-name="standard">
      <style:graphic-properties draw:fill="solid" draw:fill-color="#729fcf" draw:textarea-horizontal-align="justify" draw:textarea-vertical-align="middle" draw:auto-grow-height="false" fo:min-height="0.498cm" fo:min-width="0.006cm"/>
    </style:style>
    <style:style style:name="gr46" style:family="graphic" style:parent-style-name="standard">
      <style:graphic-properties draw:fill="solid" draw:fill-color="#00cc00" draw:textarea-horizontal-align="justify" draw:textarea-vertical-align="middle" draw:auto-grow-height="false" fo:min-height="0.499cm" fo:min-width="0.005cm"/>
    </style:style>
    <style:style style:name="gr47" style:family="graphic" style:parent-style-name="standard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48" style:family="graphic" style:parent-style-name="standard">
      <style:graphic-properties draw:stroke="none" svg:stroke-color="#000000" draw:fill="none" draw:fill-color="#ffffff" fo:min-height="1.073cm"/>
    </style:style>
    <style:style style:name="gr49" style:family="graphic" style:parent-style-name="standard">
      <style:graphic-properties draw:stroke="none" svg:stroke-color="#000000" draw:fill="none" draw:fill-color="#ffffff" fo:min-height="1.544cm"/>
    </style:style>
    <style:style style:name="gr50" style:family="graphic" style:parent-style-name="standard">
      <style:graphic-properties draw:stroke="none" svg:stroke-color="#000000" draw:fill="none" draw:fill-color="#ffffff" fo:min-height="1.925cm"/>
    </style:style>
    <style:style style:name="gr51" style:family="graphic" style:parent-style-name="standard">
      <style:graphic-properties draw:fill="none" draw:fill-color="#729fcf" draw:textarea-horizontal-align="justify" draw:textarea-vertical-align="middle" draw:auto-grow-height="false" fo:min-height="1.602cm" fo:min-width="7.347cm"/>
    </style:style>
    <style:style style:name="gr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5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58" style:family="graphic" style:parent-style-name="standard">
      <style:graphic-properties draw:stroke="none" svg:stroke-color="#000000" draw:fill="none" draw:fill-color="#ffffff" fo:min-height="0.839cm"/>
    </style:style>
    <style:style style:name="gr59" style:family="graphic" style:parent-style-name="standard">
      <style:graphic-properties draw:fill-color="#729fcf" draw:textarea-horizontal-align="justify" draw:textarea-vertical-align="middle" draw:auto-grow-height="false" fo:min-height="0.942cm" fo:min-width="0cm"/>
    </style:style>
    <style:style style:name="gr60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61" style:family="graphic" style:parent-style-name="standard">
      <style:graphic-properties draw:fill="none" draw:fill-color="#729fcf" draw:textarea-vertical-align="middle" draw:auto-grow-height="false" fo:min-height="3.204cm" fo:min-width="4.253cm"/>
    </style:style>
    <style:style style:name="gr62" style:family="graphic" style:parent-style-name="standard">
      <style:graphic-properties draw:stroke="none" svg:stroke-color="#000000" draw:fill="none" draw:fill-color="#ffffff" fo:min-height="0.888cm"/>
    </style:style>
    <style:style style:name="gr63" style:family="graphic" style:parent-style-name="standard">
      <style:graphic-properties draw:stroke="none" svg:stroke-color="#000000" draw:fill="none" draw:fill-color="#ffffff" fo:min-height="0.777cm"/>
    </style:style>
    <style:style style:name="gr64" style:family="graphic" style:parent-style-name="standard">
      <style:graphic-properties draw:stroke="none" draw:fill="none" fo:min-height="1.42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gr6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0.79cm" fo:wrap-option="no-wrap"/>
    </style:style>
    <style:style style:name="gr6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6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6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7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73" style:family="graphic" style:parent-style-name="standard">
      <style:graphic-properties draw:fill="solid" draw:fill-color="#c5000b" draw:textarea-horizontal-align="justify" draw:textarea-vertical-align="middle" draw:auto-grow-height="false" fo:min-height="0.499cm" fo:min-width="0.005cm"/>
    </style:style>
    <style:style style:name="gr7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7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7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7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80" style:family="graphic" style:parent-style-name="standard">
      <style:graphic-properties draw:fill="none" draw:fill-color="#729fcf" draw:textarea-vertical-align="middle" draw:auto-grow-height="false" fo:min-height="3.56cm" fo:min-width="3.999cm"/>
    </style:style>
    <style:style style:name="gr81" style:family="graphic" style:parent-style-name="standard">
      <style:graphic-properties draw:stroke="none" svg:stroke-color="#000000" draw:fill="none" draw:fill-color="#ffffff" fo:min-height="0.97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3cm" fo:min-width="0cm"/>
    </style:style>
    <style:style style:name="gr83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5.05cm" fo:min-width="13.372cm" fo:wrap-option="no-wrap"/>
    </style:style>
    <style:style style:name="gr8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8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8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8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8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90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5cm"/>
    </style:style>
    <style:style style:name="gr9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9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9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97" style:family="graphic" style:parent-style-name="standard">
      <style:graphic-properties draw:fill="none" draw:fill-color="#729fcf" draw:textarea-vertical-align="middle" draw:auto-grow-height="false" fo:min-height="3.344cm" fo:min-width="3.549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9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1.085cm"/>
    </style:style>
    <style:style style:name="gr10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0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0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0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0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0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1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12" style:family="graphic" style:parent-style-name="standard">
      <style:graphic-properties draw:fill="none" draw:fill-color="#729fcf" draw:textarea-vertical-align="middle" draw:auto-grow-height="false" fo:min-height="2.201cm" fo:min-width="3.549cm"/>
    </style:style>
    <style:style style:name="gr113" style:family="graphic" style:parent-style-name="standard">
      <style:graphic-properties draw:fill="none" draw:fill-color="#007826" draw:textarea-horizontal-align="justify" draw:textarea-vertical-align="middle" draw:auto-grow-height="false" fo:min-height="0.499cm" fo:min-width="0.006cm"/>
    </style:style>
    <style:style style:name="gr11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1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6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1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18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19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2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2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24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5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26" style:family="graphic" style:parent-style-name="standard">
      <style:graphic-properties draw:fill="none" draw:fill-color="#729fcf" draw:textarea-vertical-align="middle" draw:auto-grow-height="false" fo:min-height="3.077cm" fo:min-width="3.549cm"/>
    </style:style>
    <style:style style:name="gr127" style:family="graphic" style:parent-style-name="standard">
      <style:graphic-properties draw:fill="solid" draw:fill-color="#007826" draw:textarea-horizontal-align="justify" draw:textarea-vertical-align="middle" draw:auto-grow-height="false" fo:min-height="0.499cm" fo:min-width="0.006cm"/>
    </style:style>
    <style:style style:name="gr128" style:family="graphic" style:parent-style-name="standard">
      <style:graphic-properties draw:stroke="none" draw:fill="none" fo:min-height="0.712cm"/>
    </style:style>
    <style:style style:name="gr129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374cm"/>
    </style:style>
    <style:style style:name="gr130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31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3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3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37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3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4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42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5cm"/>
    </style:style>
    <style:style style:name="gr143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4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5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8cm" fo:min-width="0.005cm"/>
    </style:style>
    <style:style style:name="gr146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7" style:family="graphic" style:parent-style-name="standard" style:list-style-name="L1">
      <style:graphic-properties draw:fill="solid" draw:fill-color="#729fcf" draw:textarea-horizontal-align="justify" draw:textarea-vertical-align="middle" draw:auto-grow-height="false" fo:min-height="0.499cm" fo:min-width="0.006cm"/>
    </style:style>
    <style:style style:name="gr148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8cm" fo:min-width="0.005cm"/>
    </style:style>
    <style:style style:name="gr149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0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1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5cm"/>
    </style:style>
    <style:style style:name="gr152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3" style:family="graphic" style:parent-style-name="standard" style:list-style-name="L1">
      <style:graphic-properties draw:fill="none" draw:fill-color="#729fcf" draw:textarea-horizontal-align="justify" draw:textarea-vertical-align="middle" draw:auto-grow-height="false" fo:min-height="0.499cm" fo:min-width="0.006cm"/>
    </style:style>
    <style:style style:name="gr154" style:family="graphic" style:parent-style-name="standard">
      <style:graphic-properties draw:fill-color="#729fcf" draw:textarea-horizontal-align="justify" draw:textarea-vertical-align="middle" draw:auto-grow-height="false" fo:min-height="0.941cm" fo:min-width="0cm"/>
    </style:style>
    <style:style style:name="gr155" style:family="graphic" style:parent-style-name="standard">
      <style:graphic-properties draw:stroke="none" svg:stroke-color="#000000" draw:fill="none" draw:fill-color="#ffffff" fo:min-height="0.992cm"/>
    </style:style>
    <style:style style:name="gr156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1.567cm"/>
    </style:style>
    <style:style style:name="gr157" style:family="graphic" style:parent-style-name="standard">
      <style:graphic-properties draw:stroke="dash" draw:stroke-dash="Ultrafine_20_2_20_Dots_20_3_20_Dashes" svg:stroke-color="#cc9900" draw:fill="none" draw:fill-color="#729fcf" draw:textarea-horizontal-align="justify" draw:textarea-vertical-align="middle" draw:auto-grow-height="false" fo:min-height="2.661cm" fo:min-width="2.6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0000"/>
    </style:style>
    <style:style style:name="P3" style:family="paragraph">
      <loext:graphic-properties draw:fill="none"/>
      <style:text-properties fo:color="#3333ff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729fc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729fcf"/>
      <style:paragraph-properties fo:text-align="start"/>
      <style:text-properties style:use-window-font-color="true" style:font-name="FreeMono1"/>
    </style:style>
    <style:style style:name="P8" style:family="paragraph">
      <loext:graphic-properties draw:fill="none" draw:fill-color="#ffffff"/>
      <style:text-properties fo:font-weight="bold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12pt"/>
    </style:style>
    <style:style style:name="P11" style:family="paragraph">
      <loext:graphic-properties draw:fill="solid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2" style:family="paragraph">
      <loext:graphic-properties draw:fill="solid" draw:fill-color="#729fcf"/>
      <style:paragraph-properties fo:text-align="center"/>
    </style:style>
    <style:style style:name="P13" style:family="paragraph">
      <loext:graphic-properties draw:fill="none" draw:fill-color="#729fcf"/>
      <style:paragraph-properties fo:text-align="center"/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P14" style:family="paragraph">
      <loext:graphic-properties draw:fill="solid" draw:fill-color="#00cc00"/>
      <style:paragraph-properties fo:text-align="center"/>
    </style:style>
    <style:style style:name="P15" style:family="paragraph">
      <loext:graphic-properties draw:fill="none" draw:fill-color="#ffffff"/>
      <style:text-properties fo:color="#00cc00" fo:font-weight="bold"/>
    </style:style>
    <style:style style:name="P16" style:family="paragraph">
      <loext:graphic-properties draw:fill-color="#729fcf"/>
      <style:paragraph-properties fo:text-align="center"/>
    </style:style>
    <style:style style:name="P17" style:family="paragraph">
      <loext:graphic-properties draw:fill-color="#729fcf"/>
      <style:paragraph-properties fo:text-align="center"/>
      <style:text-properties fo:font-weight="bold"/>
    </style:style>
    <style:style style:name="P18" style:family="paragraph">
      <loext:graphic-properties draw:fill="none" draw:fill-color="#ffffff"/>
      <style:text-properties fo:color="#000000" fo:font-size="18pt"/>
    </style:style>
    <style:style style:name="P19" style:family="paragraph">
      <loext:graphic-properties draw:fill="none"/>
      <style:text-properties fo:color="#3333ff" fo:font-size="18pt"/>
    </style:style>
    <style:style style:name="P20" style:family="paragraph">
      <loext:graphic-properties draw:fill="none" draw:fill-color="#ffffff"/>
      <style:text-properties fo:color="#009933" fo:font-size="18pt"/>
    </style:style>
    <style:style style:name="P21" style:family="paragraph">
      <loext:graphic-properties draw:fill="none" draw:fill-color="#729fcf"/>
      <style:paragraph-properties fo:text-align="start"/>
      <style:text-properties style:font-name="FreeMono1" fo:font-size="18pt"/>
    </style:style>
    <style:style style:name="P22" style:family="paragraph">
      <loext:graphic-properties draw:fill="solid" draw:fill-color="#c5000b"/>
      <style:paragraph-properties fo:text-align="center"/>
    </style:style>
    <style:style style:name="P23" style:family="paragraph">
      <loext:graphic-properties draw:fill="none" draw:fill-color="#ffffff"/>
      <style:text-properties fo:color="#800000" fo:font-weight="bold"/>
    </style:style>
    <style:style style:name="P24" style:family="paragraph">
      <loext:graphic-properties draw:fill="none" draw:fill-color="#ffffff"/>
      <style:text-properties fo:color="#000000"/>
    </style:style>
    <style:style style:name="P25" style:family="paragraph">
      <loext:graphic-properties draw:fill="solid" draw:fill-color="#007826"/>
      <style:paragraph-properties fo:text-align="center"/>
      <style:text-properties fo:color="#000000"/>
    </style:style>
    <style:style style:name="P26" style:family="paragraph">
      <loext:graphic-properties draw:fill="none" draw:fill-color="#729fcf"/>
      <style:paragraph-properties fo:text-align="center"/>
      <style:text-properties fo:font-size="18pt"/>
    </style:style>
    <style:style style:name="P27" style:family="paragraph">
      <loext:graphic-properties draw:fill="solid" draw:fill-color="#729fcf"/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text-properties fo:font-size="18pt"/>
    </style:style>
    <style:style style:name="P29" style:family="paragraph">
      <loext:graphic-properties draw:fill="none" draw:fill-color="#007826"/>
      <style:paragraph-properties fo:text-align="center"/>
      <style:text-properties fo:font-size="18pt"/>
    </style:style>
    <style:style style:name="P30" style:family="paragraph">
      <loext:graphic-properties draw:fill="solid" draw:fill-color="#007826"/>
      <style:paragraph-properties fo:text-align="center"/>
      <style:text-properties fo:font-size="18pt"/>
    </style:style>
    <style:style style:name="P31" style:family="paragraph">
      <loext:graphic-properties draw:fill="none" draw:fill-color="#ffffff"/>
      <style:text-properties fo:color="#800000" fo:font-size="18pt"/>
    </style:style>
    <style:style style:name="T1" style:family="text">
      <style:text-properties fo:color="#800000"/>
    </style:style>
    <style:style style:name="T2" style:family="text">
      <style:text-properties fo:color="#3333ff"/>
    </style:style>
    <style:style style:name="T3" style:family="text">
      <style:text-properties style:use-window-font-color="true" style:font-name="FreeMono1"/>
    </style:style>
    <style:style style:name="T4" style:family="text">
      <style:text-properties style:use-window-font-color="true" style:font-name="FreeMono1" fo:font-weight="bold" style:font-weight-asian="bold" style:font-weight-complex="bold"/>
    </style:style>
    <style:style style:name="T5" style:family="text">
      <style:text-properties style:use-window-font-color="true" style:font-name="FreeMono1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use-window-font-color="true" style:font-name="FreeMono1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style:use-window-font-color="true" style:font-name="FreeMono1" fo:font-weight="normal" style:font-weight-asian="normal" style:font-weight-complex="normal"/>
    </style:style>
    <style:style style:name="T8" style:family="text">
      <style:text-properties style:use-window-font-color="true" style:font-name="FreeMono1" fo:font-weight="bold" style:font-name-asian="Liberation Sans4" style:font-weight-asian="bold" style:font-name-complex="Liberation Sans4" style:font-weight-complex="bold"/>
    </style:style>
    <style:style style:name="T9" style:family="text">
      <style:text-properties style:text-underline-style="solid" style:text-underline-width="auto" style:text-underline-color="font-color" fo:font-weight="bold"/>
    </style:style>
    <style:style style:name="T10" style:family="text">
      <style:text-properties fo:font-weight="bold"/>
    </style:style>
    <style:style style:name="T11" style:family="text">
      <style:text-properties fo:font-size="12pt"/>
    </style:style>
    <style:style style:name="T12" style:family="text">
      <style:text-properties style:use-window-font-color="true" style:font-name="FreeMono2" fo:font-weight="bold" style:font-name-asian="FreeMono2" style:font-weight-asian="bold" style:font-name-complex="FreeMono2" style:font-weight-complex="bold"/>
    </style:style>
    <style:style style:name="T13" style:family="text">
      <style:text-properties fo:color="#000000" style:font-name="FreeMono1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000000" style:font-name="FreeMono1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use-window-font-color="true" style:font-name="FreeMono1" style:font-name-asian="FreeSans2" style:font-name-complex="FreeSans2"/>
    </style:style>
    <style:style style:name="T16" style:family="text">
      <style:text-properties fo:color="#000000" style:font-name="FreeMono1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Sans" fo:font-size="18pt" style:letter-kerning="true" style:font-name-asian="Droid Sans Fallback" style:font-size-asian="18pt" style:font-name-complex="FreeSans3" style:font-size-complex="18pt"/>
    </style:style>
    <style:style style:name="T18" style:family="text">
      <style:text-properties fo:color="#00cc00" fo:font-weight="bold"/>
    </style:style>
    <style:style style:name="T19" style:family="text">
      <style:text-properties fo:color="#000000" fo:font-size="18pt"/>
    </style:style>
    <style:style style:name="T20" style:family="text">
      <style:text-properties fo:color="#3333ff" fo:font-size="18pt"/>
    </style:style>
    <style:style style:name="T21" style:family="text">
      <style:text-properties fo:color="#009933" fo:font-size="18pt"/>
    </style:style>
    <style:style style:name="T22" style:family="text">
      <style:text-properties style:font-name="FreeMono1" fo:font-size="18pt"/>
    </style:style>
    <style:style style:name="T23" style:family="text">
      <style:text-properties style:font-name="FreeMono1" fo:font-size="18pt" fo:font-weight="bold" style:font-weight-asian="bold" style:font-weight-complex="bold"/>
    </style:style>
    <style:style style:name="T24" style:family="text">
      <style:text-properties fo:color="#000000" style:font-name="FreeMono1" fo:font-size="18pt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000000" style:font-name="FreeMono1" fo:font-size="18pt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color="#800000" style:font-name="FreeMono1" fo:font-size="18pt" fo:font-weight="normal" style:font-weight-asian="normal" style:font-weight-complex="normal"/>
    </style:style>
    <style:style style:name="T27" style:family="text">
      <style:text-properties fo:color="#009900" style:font-name="FreeMono1" fo:font-size="18pt" fo:font-weight="bold" style:font-weight-asian="bold" style:font-weight-complex="bold"/>
    </style:style>
    <style:style style:name="T28" style:family="text">
      <style:text-properties style:font-name="FreeMono1" fo:font-size="18pt" fo:font-weight="normal" style:font-weight-asian="normal" style:font-weight-complex="normal"/>
    </style:style>
    <style:style style:name="T29" style:family="text">
      <style:text-properties fo:color="#009933" style:font-name="FreeMono1" fo:font-size="18pt" fo:font-weight="bold" style:font-weight-asian="bold" style:font-weight-complex="bold"/>
    </style:style>
    <style:style style:name="T30" style:family="text">
      <style:text-properties style:font-name="FreeMono1" fo:font-size="18pt" fo:font-weight="bold" style:font-name-asian="Liberation Sans4" style:font-weight-asian="bold" style:font-name-complex="Liberation Sans4" style:font-weight-complex="bold"/>
    </style:style>
    <style:style style:name="T31" style:family="text">
      <style:text-properties fo:color="#800000" style:font-name="FreeMono1" fo:font-size="18pt"/>
    </style:style>
    <style:style style:name="T32" style:family="text">
      <style:text-properties fo:color="#009900" style:font-name="FreeMono1" fo:font-size="18pt"/>
    </style:style>
    <style:style style:name="T33" style:family="text">
      <style:text-properties fo:color="#800000" fo:font-weight="bold"/>
    </style:style>
    <style:style style:name="T34" style:family="text">
      <style:text-properties fo:color="#000000"/>
    </style:style>
    <style:style style:name="T35" style:family="text">
      <style:text-properties fo:color="#800000" style:font-name="FreeMono1" fo:font-weight="bold" style:font-weight-asian="bold" style:font-weight-complex="bold"/>
    </style:style>
    <style:style style:name="T36" style:family="text">
      <style:text-properties fo:color="#000000" style:font-name="FreeMono1" fo:font-size="18pt" fo:font-weight="normal" style:font-weight-asian="normal" style:font-weight-complex="normal"/>
    </style:style>
    <style:style style:name="T37" style:family="text">
      <style:text-properties style:font-name="FreeMono1" fo:font-size="18pt" fo:font-weight="bold" style:font-name-asian="FreeSans2" style:font-weight-asian="bold" style:font-name-complex="FreeSans2" style:font-weight-complex="bold"/>
    </style:style>
    <style:style style:name="T38" style:family="text">
      <style:text-properties style:use-window-font-color="true" style:font-name="FreeMono1" fo:font-size="18pt" fo:font-weight="bold" style:font-weight-asian="bold" style:font-weight-complex="bold"/>
    </style:style>
    <style:style style:name="T39" style:family="text">
      <style:text-properties fo:font-size="18pt"/>
    </style:style>
    <style:style style:name="T40" style:family="text">
      <style:text-properties fo:color="#000000" style:font-name="FreeMono1" fo:font-size="18pt"/>
    </style:style>
    <style:style style:name="T41" style:family="text">
      <style:text-properties fo:color="#000000" style:font-name="FreeMono1" fo:font-size="18pt" fo:font-weight="bold" style:font-weight-asian="bold" style:font-weight-complex="bold"/>
    </style:style>
    <style:style style:name="T42" style:family="text">
      <style:text-properties style:font-name="FreeMono1" fo:font-size="18pt" fo:font-weight="bold"/>
    </style:style>
    <style:style style:name="T43" style:family="text">
      <style:text-properties fo:color="#800000" fo:font-size="18pt"/>
    </style:style>
    <style:style style:name="T44" style:family="text">
      <style:text-properties style:font-name="FreeMono1" fo:font-size="18pt" style:font-name-asian="FreeSans2" style:font-name-complex="Free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nd_vs_intersection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3cm" svg:height="1.485cm" svg:x="8.103cm" svg:y="13.71cm">
          <draw:text-box>
            <text:p><text:span text:style-name="T1">5</text:span></text:p>
          </draw:text-box>
        </draw:frame>
        <draw:frame draw:style-name="gr3" draw:text-style-name="P3" draw:layer="layout" svg:width="5.111cm" svg:height="1.486cm" svg:x="3.43cm" svg:y="10.049cm">
          <draw:text-box>
            <text:p><text:span text:style-name="T2">{6,5,3,0}</text:span></text:p>
          </draw:text-box>
        </draw:frame>
        <draw:frame draw:style-name="gr3" draw:text-style-name="P3" draw:layer="layout" svg:width="5.111cm" svg:height="1.486cm" svg:x="21.743cm" svg:y="9.882cm">
          <draw:text-box>
            <text:p><text:span text:style-name="T2">{6,2,4,0}</text:span></text:p>
          </draw:text-box>
        </draw:frame>
        <draw:frame draw:style-name="gr4" draw:text-style-name="P2" draw:layer="layout" svg:width="1.524cm" svg:height="1.484cm" svg:x="8.105cm" svg:y="11.549cm">
          <draw:text-box>
            <text:p><text:span text:style-name="T1">3</text:span></text:p>
          </draw:text-box>
        </draw:frame>
        <draw:frame draw:style-name="gr2" draw:text-style-name="P2" draw:layer="layout" svg:width="1.523cm" svg:height="1.485cm" svg:x="19.346cm" svg:y="13.71cm">
          <draw:text-box>
            <text:p><text:span text:style-name="T1">4</text:span></text:p>
          </draw:text-box>
        </draw:frame>
        <draw:frame draw:style-name="gr4" draw:text-style-name="P2" draw:layer="layout" svg:width="1.523cm" svg:height="1.484cm" svg:x="19.347cm" svg:y="11.549cm">
          <draw:text-box>
            <text:p><text:span text:style-name="T1">2</text:span></text:p>
          </draw:text-box>
        </draw:frame>
        <draw:frame draw:style-name="gr2" draw:text-style-name="P4" draw:layer="layout" svg:width="1.52cm" svg:height="1.485cm" svg:x="13.637cm" svg:y="13.71cm">
          <draw:text-box>
            <text:p>6</text:p>
          </draw:text-box>
        </draw:frame>
        <draw:frame draw:style-name="gr4" draw:text-style-name="P4" draw:layer="layout" svg:width="1.521cm" svg:height="1.484cm" svg:x="13.638cm" svg:y="11.549cm">
          <draw:text-box>
            <text:p>0</text:p>
          </draw:text-box>
        </draw:frame>
        <draw:frame draw:style-name="gr5" draw:text-style-name="P2" draw:layer="layout" svg:width="1.524cm" svg:height="1.483cm" svg:x="11.541cm" svg:y="17.297cm">
          <draw:text-box>
            <text:p><text:span text:style-name="T1">7</text:span></text:p>
          </draw:text-box>
        </draw:frame>
        <draw:frame draw:style-name="gr2" draw:text-style-name="P2" draw:layer="layout" svg:width="1.523cm" svg:height="1.485cm" svg:x="13.447cm" svg:y="17.356cm">
          <draw:text-box>
            <text:p><text:span text:style-name="T1">1</text:span></text:p>
          </draw:text-box>
        </draw:frame>
        <draw:custom-shape draw:style-name="gr6" draw:text-style-name="P5" draw:layer="layout" svg:width="2.04cm" svg:height="4.115cm" svg:x="13.054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2.795cm" svg:height="5.724cm" svg:x="8.145cm" svg:y="3.721cm"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4">A</text:span><text:span text:style-name="T4">N</text:span><text:span text:style-name="T4">D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I</text:span><text:span text:style-name="T4">N</text:span><text:span text:style-name="T4">T</text:span><text:span text:style-name="T4">E</text:span><text:span text:style-name="T4">R</text:span><text:span text:style-name="T4">S</text:span><text:span text:style-name="T4">E</text:span><text:span text:style-name="T4">C</text:span><text:span text:style-name="T4">T</text:span><text:span text:style-name="T4">I</text:span><text:span text:style-name="T4">E</text:span><text:span text:style-name="T4"> </text:span></text:p>
          <text:p text:style-name="P6"><text:span text:style-name="T4"><text:s/></text:span><text:span text:style-name="T4"><text:s/></text:span><text:span text:style-name="T4"><text:s/></text:span><text:span text:style-name="T4"><text:s/></text:span><text:span text:style-name="T5">7</text:span><text:span text:style-name="T6">6</text:span><text:span text:style-name="T5">5</text:span><text:span text:style-name="T5">4</text:span><text:span text:style-name="T5">3</text:span><text:span text:style-name="T5">2</text:span><text:span text:style-name="T5">1</text:span><text:span text:style-name="T6">0</text:span></text:p>
          <text:p text:style-name="P6"><text:span text:style-name="T6"><text:s/></text:span><text:span text:style-name="T6"><text:s/></text:span><text:span text:style-name="T6"><text:s/></text:span><text:span text:style-name="T6"><text:s/>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text:span text:style-name="T5">-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4">1</text:span><text:span text:style-name="T3">1</text:span><text:span text:style-name="T3">0</text:span><text:span text:style-name="T3">1</text:span><text:span text:style-name="T3">0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4">6</text:span><text:span text:style-name="T3">,</text:span><text:span text:style-name="T3">5</text:span><text:span text:style-name="T3">,</text:span><text:span text:style-name="T3">3</text:span><text:span text:style-name="T3">,</text:span><text:span text:style-name="T4">0</text:span><text:span text:style-name="T3">}</text:span></text:p>
          <text:p text:style-name="P6"><text:span text:style-name="T7"><text:s/></text:span><text:span text:style-name="T7"><text:s/></text:span><text:span text:style-name="T4">&amp;</text:span><text:span text:style-name="T4"> </text:span><text:span text:style-name="T3">0</text:span><text:span text:style-name="T4">1</text:span><text:span text:style-name="T3">0</text:span><text:span text:style-name="T3">1</text:span><text:span text:style-name="T3">0</text:span><text:span text:style-name="T3">1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8">∩</text:span><text:span text:style-name="T8"> </text:span><text:span text:style-name="T3">{</text:span><text:span text:style-name="T4">6</text:span><text:span text:style-name="T3">,</text:span><text:span text:style-name="T3">4</text:span><text:span text:style-name="T3">,</text:span><text:span text:style-name="T3">2</text:span><text:span text:style-name="T3">,</text:span><text:span text:style-name="T4">0</text:span><text:span text:style-name="T3">}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4">1</text:span><text:span text:style-name="T3">0</text:span><text:span text:style-name="T3">0</text:span><text:span text:style-name="T3">0</text:span><text:span text:style-name="T3">0</text:span><text:span text:style-name="T3">0</text:span><text:span text:style-name="T4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4">6</text:span><text:span text:style-name="T3"> </text:span><text:span text:style-name="T3"><text:s/></text:span><text:span text:style-name="T3"><text:s/></text:span><text:span text:style-name="T3"><text:s/></text:span><text:span text:style-name="T3">,</text:span><text:span text:style-name="T4">0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9712.9102844639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788cm" svg:height="1.673cm" svg:x="3.532cm" svg:y="1.69cm">
          <draw:text-box>
            <text:p><text:span text:style-name="T9">AND</text:span><text:span text:style-name="T10"> IS DE </text:span><text:span text:style-name="T9">INTERSECTIE</text:span><text:span text:style-name="T10"> VAN 1-BITS: 0x69 &amp; 0x55=0x41</text:span></text:p>
          </draw:text-box>
        </draw:frame>
        <draw:custom-shape draw:style-name="gr9" draw:text-style-name="P10" draw:layer="layout" svg:width="5.715cm" svg:height="2.032cm" svg:x="21.32cm" svg:y="4.675cm">
          <text:p text:style-name="P9"><text:span text:style-name="T11">6 </text:span><text:span text:style-name="T11">e</text:span><text:span text:style-name="T11">n </text:span><text:span text:style-name="T11">0 </text:span><text:span text:style-name="T11">zi</text:span><text:span text:style-name="T11">jn </text:span><text:span text:style-name="T11"><text:line-break/></text:span><text:span text:style-name="T11">g</text:span><text:span text:style-name="T11">e</text:span><text:span text:style-name="T11">m</text:span><text:span text:style-name="T11">e</text:span><text:span text:style-name="T11">e</text:span><text:span text:style-name="T11">n</text:span><text:span text:style-name="T11">s</text:span><text:span text:style-name="T11">c</text:span><text:span text:style-name="T11">h</text:span><text:span text:style-name="T11">a</text:span><text:span text:style-name="T11">p</text:span><text:span text:style-name="T11">p</text:span><text:span text:style-name="T11">el</text:span><text:span text:style-name="T11">ij</text:span><text:span text:style-name="T11">k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Default">
        <draw:custom-shape draw:style-name="gr10" draw:text-style-name="P1" draw:layer="layout" svg:width="13.302cm" svg:height="6.468cm" svg:x="3.737cm" svg:y="10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1.515cm" svg:height="1.485cm" svg:x="7.978cm" svg:y="14.21cm">
          <draw:text-box>
            <text:p>5</text:p>
          </draw:text-box>
        </draw:frame>
        <draw:frame draw:style-name="gr3" draw:text-style-name="P3" draw:layer="layout" svg:width="5.085cm" svg:height="1.486cm" svg:x="3.23cm" svg:y="10.149cm">
          <draw:text-box>
            <text:p><text:span text:style-name="T2">{0,3,5,6}</text:span></text:p>
          </draw:text-box>
        </draw:frame>
        <draw:frame draw:style-name="gr3" draw:text-style-name="P3" draw:layer="layout" svg:width="5.085cm" svg:height="1.486cm" svg:x="22.015cm" svg:y="10.159cm">
          <draw:text-box>
            <text:p><text:span text:style-name="T2">{0,2,4,6}</text:span></text:p>
          </draw:text-box>
        </draw:frame>
        <draw:frame draw:style-name="gr4" draw:text-style-name="P4" draw:layer="layout" svg:width="1.516cm" svg:height="1.484cm" svg:x="7.98cm" svg:y="12.049cm">
          <draw:text-box>
            <text:p>3</text:p>
          </draw:text-box>
        </draw:frame>
        <draw:frame draw:style-name="gr2" draw:text-style-name="P4" draw:layer="layout" svg:width="1.515cm" svg:height="1.485cm" svg:x="19.163cm" svg:y="14.21cm">
          <draw:text-box>
            <text:p>4</text:p>
          </draw:text-box>
        </draw:frame>
        <draw:frame draw:style-name="gr4" draw:text-style-name="P4" draw:layer="layout" svg:width="1.515cm" svg:height="1.484cm" svg:x="19.164cm" svg:y="12.049cm">
          <draw:text-box>
            <text:p>2</text:p>
          </draw:text-box>
        </draw:frame>
        <draw:frame draw:style-name="gr2" draw:text-style-name="P4" draw:layer="layout" svg:width="1.513cm" svg:height="1.485cm" svg:x="13.483cm" svg:y="14.21cm">
          <draw:text-box>
            <text:p>6</text:p>
          </draw:text-box>
        </draw:frame>
        <draw:frame draw:style-name="gr4" draw:text-style-name="P4" draw:layer="layout" svg:width="1.513cm" svg:height="1.484cm" svg:x="13.484cm" svg:y="12.049cm">
          <draw:text-box>
            <text:p>0</text:p>
          </draw:text-box>
        </draw:frame>
        <draw:frame draw:style-name="gr5" draw:text-style-name="P2" draw:layer="layout" svg:width="1.516cm" svg:height="1.483cm" svg:x="14.816cm" svg:y="17.475cm">
          <draw:text-box>
            <text:p><text:span text:style-name="T1">7</text:span></text:p>
          </draw:text-box>
        </draw:frame>
        <draw:frame draw:style-name="gr2" draw:text-style-name="P2" draw:layer="layout" svg:width="1.515cm" svg:height="1.485cm" svg:x="13.201cm" svg:y="17.422cm">
          <draw:text-box>
            <text:p><text:span text:style-name="T1">1</text:span></text:p>
          </draw:text-box>
        </draw:frame>
        <draw:custom-shape draw:style-name="gr11" draw:text-style-name="P5" draw:layer="layout" svg:width="16.497cm" svg:height="4.436cm" svg:x="6.01cm" svg:y="11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3.301cm" svg:height="6.468cm" svg:x="11.138cm" svg:y="10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9">OR</text:span><text:span text:style-name="T10"> IS DE </text:span><text:span text:style-name="T9">UNIE</text:span><text:span text:style-name="T10"> VAN 1-BITS: 0x69 | 0x55 = 0x7D</text:span></text:p>
          </draw:text-box>
        </draw:frame>
        <draw:custom-shape draw:style-name="gr7" draw:text-style-name="P7" draw:layer="layout" svg:width="12.795cm" svg:height="5.724cm" svg:x="8.144cm" svg:y="4.166cm">
          <text:p text:style-name="P6"><text:span text:style-name="T3"><text:s text:c="4"/></text:span><text:span text:style-name="T4">OR</text:span><text:span text:style-name="T3"> <text:s/></text:span><text:span text:style-name="T3"><text:s text:c="8"/></text:span><text:span text:style-name="T3"><text:s text:c="2"/></text:span><text:span text:style-name="T4">UNIE </text:span></text:p>
          <text:p text:style-name="P6"><text:span text:style-name="T4"><text:s text:c="4"/></text:span><text:span text:style-name="T5">7</text:span><text:span text:style-name="T6">65432</text:span><text:span text:style-name="T5">1</text:span><text:span text:style-name="T6">0</text:span></text:p>
          <text:p text:style-name="P6"><text:span text:style-name="T6"><text:s text:c="4"/></text:span><text:span text:style-name="T5">-------</text:span><text:span text:style-name="T5">-</text:span></text:p>
          <text:p text:style-name="P6"><text:span text:style-name="T3"><text:s text:c="4"/></text:span><text:span text:style-name="T7">0</text:span><text:span text:style-name="T4">11010</text:span><text:span text:style-name="T7">0</text:span><text:span text:style-name="T4">1</text:span><text:span text:style-name="T7"> <text:s text:c="5"/></text:span><text:span text:style-name="T7">{6,5,3,</text:span><text:span text:style-name="T7">2,0}</text:span></text:p>
          <text:p text:style-name="P6"><text:span text:style-name="T7"><text:s text:c="2"/></text:span><text:span text:style-name="T4">|</text:span><text:span text:style-name="T7"> </text:span><text:span text:style-name="T7">0</text:span><text:span text:style-name="T4">10101</text:span><text:span text:style-name="T7">0</text:span><text:span text:style-name="T4">1</text:span><text:span text:style-name="T7"> <text:s text:c="3"/></text:span><text:span text:style-name="T12">∪ </text:span><text:span text:style-name="T7">{6,4,2,</text:span><text:span text:style-name="T7">0}</text:span></text:p>
          <text:p text:style-name="P6"><text:span text:style-name="T3"><text:s text:c="4"/></text:span><text:span text:style-name="T3">-------</text:span><text:span text:style-name="T3">- <text:s text:c="6"/></text:span><text:span text:style-name="T3">-------</text:span><text:span text:style-name="T3">-- </text:span></text:p>
          <text:p text:style-name="P6"><text:span text:style-name="T3"><text:s text:c="4"/></text:span><text:span text:style-name="T7">0</text:span><text:span text:style-name="T4">11111</text:span><text:span text:style-name="T7">0</text:span><text:span text:style-name="T4">1</text:span><text:span text:style-name="T3"> <text:s text:c="5"/></text:span><text:span text:style-name="T3">{</text:span><text:span text:style-name="T4">6,5,4,</text:span><text:span text:style-name="T4">3,2,0</text:span><text:span text:style-name="T3">} 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8949.92185057831 27927.1965065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0" draw:layer="layout" svg:width="5.715cm" svg:height="2.032cm" svg:x="21.506cm" svg:y="5.14cm">
          <text:p text:style-name="P9"><text:span text:style-name="T11">Totaal van </text:span></text:p>
          <text:p text:style-name="P9"><text:span text:style-name="T11">beide </text:span><text:span text:style-name="T11">verzameli</text:span><text:span text:style-name="T11">nge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67.31980405878 39970.09345794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3" draw:style-name="dp1" draw:master-page-name="Default">
        <draw:custom-shape draw:style-name="gr13" draw:text-style-name="P1" draw:layer="layout" svg:width="13.302cm" svg:height="6.48cm" svg:x="4.037cm" svg:y="1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1.515cm" svg:height="1.487cm" svg:x="8.278cm" svg:y="14.502cm">
          <draw:text-box>
            <text:p>5</text:p>
          </draw:text-box>
        </draw:frame>
        <draw:frame draw:style-name="gr15" draw:text-style-name="P3" draw:layer="layout" svg:width="5.085cm" svg:height="1.489cm" svg:x="3.53cm" svg:y="10.433cm">
          <draw:text-box>
            <text:p><text:span text:style-name="T2">{0,3,5,6}</text:span></text:p>
          </draw:text-box>
        </draw:frame>
        <draw:frame draw:style-name="gr15" draw:text-style-name="P3" draw:layer="layout" svg:width="5.085cm" svg:height="1.489cm" svg:x="22.315cm" svg:y="10.443cm">
          <draw:text-box>
            <text:p><text:span text:style-name="T2">{0,2,4,6}</text:span></text:p>
          </draw:text-box>
        </draw:frame>
        <draw:frame draw:style-name="gr16" draw:text-style-name="P4" draw:layer="layout" svg:width="1.516cm" svg:height="1.486cm" svg:x="8.28cm" svg:y="12.337cm">
          <draw:text-box>
            <text:p>3</text:p>
          </draw:text-box>
        </draw:frame>
        <draw:frame draw:style-name="gr14" draw:text-style-name="P4" draw:layer="layout" svg:width="1.515cm" svg:height="1.487cm" svg:x="19.463cm" svg:y="14.502cm">
          <draw:text-box>
            <text:p>4</text:p>
          </draw:text-box>
        </draw:frame>
        <draw:frame draw:style-name="gr16" draw:text-style-name="P4" draw:layer="layout" svg:width="1.515cm" svg:height="1.486cm" svg:x="19.464cm" svg:y="12.337cm">
          <draw:text-box>
            <text:p>2</text:p>
          </draw:text-box>
        </draw:frame>
        <draw:frame draw:style-name="gr14" draw:text-style-name="P4" draw:layer="layout" svg:width="1.513cm" svg:height="1.487cm" svg:x="13.783cm" svg:y="14.502cm">
          <draw:text-box>
            <text:p>6</text:p>
          </draw:text-box>
        </draw:frame>
        <draw:frame draw:style-name="gr16" draw:text-style-name="P4" draw:layer="layout" svg:width="1.513cm" svg:height="1.486cm" svg:x="13.784cm" svg:y="12.337cm">
          <draw:text-box>
            <text:p>0</text:p>
          </draw:text-box>
        </draw:frame>
        <draw:frame draw:style-name="gr2" draw:text-style-name="P2" draw:layer="layout" svg:width="1.516cm" svg:height="1.485cm" svg:x="8.316cm" svg:y="9.758cm">
          <draw:text-box>
            <text:p><text:span text:style-name="T1">7</text:span></text:p>
          </draw:text-box>
        </draw:frame>
        <draw:frame draw:style-name="gr17" draw:text-style-name="P2" draw:layer="layout" svg:width="1.515cm" svg:height="1.488cm" svg:x="8.332cm" svg:y="17.612cm">
          <draw:text-box>
            <text:p><text:span text:style-name="T1">1</text:span></text:p>
          </draw:text-box>
        </draw:fram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13.614cm" svg:height="5.735cm" svg:x="5.445cm" svg:y="3.148cm"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4">X</text:span><text:span text:style-name="T4">O</text:span><text:span text:style-name="T4">R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S</text:span><text:span text:style-name="T4">Y</text:span><text:span text:style-name="T4">M</text:span><text:span text:style-name="T4">.</text:span><text:span text:style-name="T4"> </text:span><text:span text:style-name="T4">V</text:span><text:span text:style-name="T4">E</text:span><text:span text:style-name="T4">R</text:span><text:span text:style-name="T4">S</text:span><text:span text:style-name="T4">C</text:span><text:span text:style-name="T4">H</text:span><text:span text:style-name="T4">I</text:span><text:span text:style-name="T4">L</text:span></text:p>
          <text:p text:style-name="P6"><text:span text:style-name="T13"><text:s/></text:span><text:span text:style-name="T13"><text:s/></text:span><text:span text:style-name="T13"><text:s/></text:span><text:span text:style-name="T13"><text:s/></text:span><text:span text:style-name="T13">7</text:span><text:span text:style-name="T13">6</text:span><text:span text:style-name="T14">5</text:span><text:span text:style-name="T14">4</text:span><text:span text:style-name="T14">3</text:span><text:span text:style-name="T14">2</text:span><text:span text:style-name="T13">1</text:span><text:span text:style-name="T13">0</text:span></text:p>
          <text:p text:style-name="P6"><text:span text:style-name="T14"><text:s/></text:span><text:span text:style-name="T14"><text:s/></text:span><text:span text:style-name="T14"><text:s/></text:span><text:span text:style-name="T14"><text:s/>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7">1</text:span><text:span text:style-name="T4">1</text:span><text:span text:style-name="T4">0</text:span><text:span text:style-name="T4">1</text:span><text:span text:style-name="T4">0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3">6</text:span><text:span text:style-name="T3">,</text:span><text:span text:style-name="T4">5</text:span><text:span text:style-name="T4">,</text:span><text:span text:style-name="T4"> </text:span><text:span text:style-name="T4"><text:s/></text:span><text:span text:style-name="T4">3</text:span><text:span text:style-name="T3">,</text:span><text:span text:style-name="T3"> </text:span><text:span text:style-name="T3"><text:s/></text:span><text:span text:style-name="T3">0</text:span><text:span text:style-name="T3">}</text:span></text:p>
          <text:p text:style-name="P6"><text:span text:style-name="T7"><text:s/></text:span><text:span text:style-name="T7"><text:s/></text:span><text:span text:style-name="T7">^</text:span><text:span text:style-name="T7"> </text:span><text:span text:style-name="T3">0</text:span><text:span text:style-name="T7">1</text:span><text:span text:style-name="T4">0</text:span><text:span text:style-name="T4">1</text:span><text:span text:style-name="T4">0</text:span><text:span text:style-name="T4">1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15">⊕</text:span><text:span text:style-name="T3">{</text:span><text:span text:style-name="T3">6</text:span><text:span text:style-name="T3">,</text:span><text:span text:style-name="T3"> </text:span><text:span text:style-name="T3"><text:s/></text:span><text:span text:style-name="T4">4</text:span><text:span text:style-name="T4">,</text:span><text:span text:style-name="T4"> </text:span><text:span text:style-name="T4"><text:s/></text:span><text:span text:style-name="T4">2</text:span><text:span text:style-name="T3">,</text:span><text:span text:style-name="T3">0</text:span><text:span text:style-name="T3">}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0</text:span><text:span text:style-name="T3">0</text:span><text:span text:style-name="T4">1</text:span><text:span text:style-name="T4">1</text:span><text:span text:style-name="T4">1</text:span><text:span text:style-name="T4">1</text:span><text:span text:style-name="T3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{</text:span><text:span text:style-name="T3"> </text:span><text:span text:style-name="T3"><text:s/></text:span><text:span text:style-name="T4">5</text:span><text:span text:style-name="T4">,</text:span><text:span text:style-name="T4">4</text:span><text:span text:style-name="T4">,</text:span><text:span text:style-name="T4">3</text:span><text:span text:style-name="T4">,</text:span><text:span text:style-name="T4">2</text:span><text:span text:style-name="T3"> </text:span><text:span text:style-name="T3"><text:s/>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21330.2974660301 33593.72384937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13.301cm" svg:height="6.48cm" svg:x="11.438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17.69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4.737cm" svg:height="4.444cm" svg:x="6.31cm" svg:y="11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875cm" svg:y1="8.935cm" svg:x2="10.104cm" svg:y2="12.376cm">
          <text:p/>
        </draw:line>
        <draw:line draw:style-name="gr21" draw:text-style-name="P5" draw:layer="layout" svg:x1="10.104cm" svg:y1="12.375cm" svg:x2="15.132cm" svg:y2="9.873cm">
          <text:p/>
        </draw:line>
        <draw:frame draw:style-name="gr8" draw:text-style-name="P8" draw:layer="layout" svg:width="25.619cm" svg:height="1.673cm" svg:x="2.432cm" svg:y="1.892cm">
          <draw:text-box>
            <text:p><text:span text:style-name="T9">XOR</text:span><text:span text:style-name="T10"> IS HET </text:span><text:span text:style-name="T9">SYMMETRISCH VERSCHIL</text:span><text:span text:style-name="T10"> VAN 1-BITS (ALLES WAT VERSCHILT)</text:span></text:p>
          </draw:text-box>
        </draw:frame>
        <draw:custom-shape draw:style-name="gr22" draw:text-style-name="P10" draw:layer="layout" svg:width="7.874cm" svg:height="3.048cm" svg:x="19.796cm" svg:y="5.445cm">
          <text:p text:style-name="P9"><text:span text:style-name="T11">A</text:span><text:span text:style-name="T11">ll</text:span><text:span text:style-name="T11">e </text:span><text:span text:style-name="T11">g</text:span><text:span text:style-name="T11">et</text:span><text:span text:style-name="T11">al</text:span><text:span text:style-name="T11">le</text:span><text:span text:style-name="T11">n </text:span><text:span text:style-name="T11">v</text:span><text:span text:style-name="T11">a</text:span><text:span text:style-name="T11">n </text:span><text:span text:style-name="T11">b</text:span><text:span text:style-name="T11">ei</text:span><text:span text:style-name="T11">d</text:span><text:span text:style-name="T11">e</text:span></text:p>
          <text:p text:style-name="P9"><text:span text:style-name="T11">v</text:span><text:span text:style-name="T11">e</text:span><text:span text:style-name="T11">rz</text:span><text:span text:style-name="T11">a</text:span><text:span text:style-name="T11">m</text:span><text:span text:style-name="T11">el</text:span><text:span text:style-name="T11">in</text:span><text:span text:style-name="T11">g</text:span><text:span text:style-name="T11">e</text:span><text:span text:style-name="T11">n </text:span><text:span text:style-name="T11">di</text:span><text:span text:style-name="T11">e </text:span><text:span text:style-name="T11">ni</text:span><text:span text:style-name="T11">et</text:span></text:p>
          <text:p text:style-name="P9"><text:span text:style-name="T11">g</text:span><text:span text:style-name="T11">e</text:span><text:span text:style-name="T11">m</text:span><text:span text:style-name="T11">e</text:span><text:span text:style-name="T11">e</text:span><text:span text:style-name="T11">n</text:span><text:span text:style-name="T11">s</text:span><text:span text:style-name="T11">c</text:span><text:span text:style-name="T11">h</text:span><text:span text:style-name="T11">a</text:span><text:span text:style-name="T11">p</text:span><text:span text:style-name="T11">p</text:span><text:span text:style-name="T11">el</text:span><text:span text:style-name="T11">ij</text:span><text:span text:style-name="T11">k </text:span><text:span text:style-name="T11">zi</text:span><text:span text:style-name="T11">jn</text:span><text:span text:style-name="T11">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5565.25714285714 33841.653000983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frame draw:style-name="gr23" draw:text-style-name="P4" draw:layer="layout" svg:width="1.547cm" svg:height="1.418cm" svg:x="7.775cm" svg:y="13.89cm">
          <draw:text-box>
            <text:p>5</text:p>
          </draw:text-box>
        </draw:frame>
        <draw:frame draw:style-name="gr24" draw:text-style-name="P3" draw:layer="layout" svg:width="5.188cm" svg:height="1.419cm" svg:x="22.101cm" svg:y="10.022cm">
          <draw:text-box>
            <text:p><text:span text:style-name="T2">{0,2,4,6}</text:span></text:p>
          </draw:text-box>
        </draw:frame>
        <draw:frame draw:style-name="gr25" draw:text-style-name="P4" draw:layer="layout" svg:width="1.548cm" svg:height="1.416cm" svg:x="7.777cm" svg:y="11.827cm">
          <draw:text-box>
            <text:p>3</text:p>
          </draw:text-box>
        </draw:frame>
        <draw:frame draw:style-name="gr23" draw:text-style-name="P4" draw:layer="layout" svg:width="1.546cm" svg:height="1.418cm" svg:x="19.19cm" svg:y="13.89cm">
          <draw:text-box>
            <text:p>4</text:p>
          </draw:text-box>
        </draw:frame>
        <draw:frame draw:style-name="gr25" draw:text-style-name="P4" draw:layer="layout" svg:width="1.546cm" svg:height="1.416cm" svg:x="19.191cm" svg:y="11.827cm">
          <draw:text-box>
            <text:p>2</text:p>
          </draw:text-box>
        </draw:frame>
        <draw:frame draw:style-name="gr23" draw:text-style-name="P4" draw:layer="layout" svg:width="1.544cm" svg:height="1.418cm" svg:x="13.393cm" svg:y="13.89cm">
          <draw:text-box>
            <text:p>6</text:p>
          </draw:text-box>
        </draw:frame>
        <draw:frame draw:style-name="gr25" draw:text-style-name="P4" draw:layer="layout" svg:width="1.543cm" svg:height="1.416cm" svg:x="13.395cm" svg:y="11.827cm">
          <draw:text-box>
            <text:p>0</text:p>
          </draw:text-box>
        </draw:frame>
        <draw:frame draw:style-name="gr25" draw:text-style-name="P2" draw:layer="layout" svg:width="1.546cm" svg:height="1.416cm" svg:x="7.814cm" svg:y="9.369cm">
          <draw:text-box>
            <text:p><text:span text:style-name="T1">7</text:span></text:p>
          </draw:text-box>
        </draw:frame>
        <draw:frame draw:style-name="gr23" draw:text-style-name="P2" draw:layer="layout" svg:width="1.545cm" svg:height="1.418cm" svg:x="7.831cm" svg:y="16.854cm">
          <draw:text-box>
            <text:p><text:span text:style-name="T1">1</text:span></text:p>
          </draw:text-box>
        </draw:frame>
        <draw:custom-shape draw:style-name="gr26" draw:text-style-name="P5" draw:layer="layout" svg:width="4.513cm" svg:height="8.793cm" svg:x="6.019cm" svg:y="9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7" draw:layer="layout" svg:width="12.7cm" svg:height="4.846cm" svg:x="7.731cm" svg:y="3.54cm"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4">N</text:span><text:span text:style-name="T4">O</text:span><text:span text:style-name="T4">T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4">E</text:span><text:span text:style-name="T4">X</text:span><text:span text:style-name="T4">C</text:span><text:span text:style-name="T4">L</text:span><text:span text:style-name="T4">U</text:span><text:span text:style-name="T4">S</text:span><text:span text:style-name="T4">I</text:span><text:span text:style-name="T4">E</text:span><text:span text:style-name="T4">F</text:span></text:p>
          <text:p text:style-name="P6"><text:span text:style-name="T13"><text:s/></text:span><text:span text:style-name="T13"><text:s/></text:span><text:span text:style-name="T13"><text:s/></text:span><text:span text:style-name="T13"><text:s/></text:span><text:span text:style-name="T13">7</text:span><text:span text:style-name="T13">6</text:span><text:span text:style-name="T13">5</text:span><text:span text:style-name="T13">4</text:span><text:span text:style-name="T13">3</text:span><text:span text:style-name="T13">2</text:span><text:span text:style-name="T13">1</text:span><text:span text:style-name="T13">0</text:span><text:span text:style-name="T13"> </text:span><text:span text:style-name="T13"><text:s/></text:span><text:span text:style-name="T13"><text:s/></text:span><text:span text:style-name="T13"><text:s/></text:span></text:p>
          <text:p text:style-name="P6"><text:span text:style-name="T14"><text:s/></text:span><text:span text:style-name="T14"><text:s/></text:span><text:span text:style-name="T14"><text:s/></text:span><text:span text:style-name="T14"><text:s/>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-</text:span><text:span text:style-name="T13"> </text:span><text:span text:style-name="T13"><text:s/></text:span><text:span text:style-name="T13"><text:s/></text:span><text:span text:style-name="T13"><text:s/></text:span><text:span text:style-name="T16">{</text:span><text:span text:style-name="T16">7</text:span><text:span text:style-name="T16">,</text:span><text:span text:style-name="T16">6</text:span><text:span text:style-name="T16">,</text:span><text:span text:style-name="T16">5</text:span><text:span text:style-name="T16">,</text:span><text:span text:style-name="T16">4</text:span><text:span text:style-name="T16">,</text:span><text:span text:style-name="T16">3</text:span><text:span text:style-name="T16">,</text:span><text:span text:style-name="T16">2</text:span><text:span text:style-name="T16">,</text:span><text:span text:style-name="T16">1</text:span><text:span text:style-name="T16">,</text:span><text:span text:style-name="T16">0</text:span><text:span text:style-name="T16">}</text:span></text:p>
          <text:p text:style-name="P6"><text:span text:style-name="T3"><text:s/></text:span><text:span text:style-name="T3"><text:s/></text:span><text:span text:style-name="T3">~</text:span><text:span text:style-name="T7"> </text:span><text:span text:style-name="T3">0</text:span><text:span text:style-name="T7">1</text:span><text:span text:style-name="T7">0</text:span><text:span text:style-name="T7">1</text:span><text:span text:style-name="T7">0</text:span><text:span text:style-name="T7">1</text:span><text:span text:style-name="T7">0</text:span><text:span text:style-name="T7">1</text:span><text:span text:style-name="T3"> </text:span><text:span text:style-name="T3"><text:s/></text:span><text:span text:style-name="T3"><text:s/></text:span><text:span text:style-name="T3"><text:s/></text:span><text:span text:style-name="T3">{</text:span><text:span text:style-name="T3"> </text:span><text:span text:style-name="T3"><text:s/></text:span><text:span text:style-name="T3">6</text:span><text:span text:style-name="T3">,</text:span><text:span text:style-name="T3"> </text:span><text:span text:style-name="T3"><text:s/></text:span><text:span text:style-name="T3">4</text:span><text:span text:style-name="T3">,</text:span><text:span text:style-name="T3"> </text:span><text:span text:style-name="T3"><text:s/></text:span><text:span text:style-name="T3">2</text:span><text:span text:style-name="T3">,</text:span><text:span text:style-name="T3"> </text:span><text:span text:style-name="T3">,</text:span><text:span text:style-name="T3">0</text:span><text:span text:style-name="T3">}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-</text:span><text:span text:style-name="T3"> </text:span></text:p>
          <text:p text:style-name="P6"><text:span text:style-name="T3"><text:s/></text:span><text:span text:style-name="T3"><text:s/></text:span><text:span text:style-name="T3"><text:s/></text:span><text:span text:style-name="T3"><text:s/></text:span><text:span text:style-name="T3">1</text:span><text:span text:style-name="T3">0</text:span><text:span text:style-name="T3">1</text:span><text:span text:style-name="T3">0</text:span><text:span text:style-name="T3">1</text:span><text:span text:style-name="T3">0</text:span><text:span text:style-name="T3">1</text:span><text:span text:style-name="T3">0</text:span><text:span text:style-name="T3"> </text:span><text:span text:style-name="T3"><text:s/></text:span><text:span text:style-name="T3"><text:s/></text:span><text:span text:style-name="T3"><text:s/></text:span><text:span text:style-name="T3">{</text:span><text:span text:style-name="T3">7</text:span><text:span text:style-name="T3">,</text:span><text:span text:style-name="T3"> </text:span><text:span text:style-name="T3"><text:s/></text:span><text:span text:style-name="T3">5</text:span><text:span text:style-name="T3">,</text:span><text:span text:style-name="T3"> </text:span><text:span text:style-name="T3"><text:s/></text:span><text:span text:style-name="T3">3</text:span><text:span text:style-name="T3">,</text:span><text:span text:style-name="T3"> </text:span><text:span text:style-name="T3"><text:s/></text:span><text:span text:style-name="T3">1</text:span><text:span text:style-name="T3"> </text:span><text:span text:style-name="T3"><text:s/></text:span><text:span text:style-name="T3">}</text:span><text:span text:style-name="T3"> </text:span><text:span text:style-name="T3"><text:s/></text:span><text:span text:style-name="T3"><text:s/></text:span></text:p>
          <draw:enhanced-geometry svg:viewBox="0 0 21600 21600" draw:mirror-horizontal="false" draw:mirror-vertical="false" draw:text-areas="800 800 20800 20800" draw:type="round-rectangular-callout" draw:modifiers="1023.79340209432 25432.4736950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13.573cm" svg:height="6.176cm" svg:x="11cm" svg:y="1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1cm">
          <draw:text-box>
            <text:p><text:span text:style-name="T9">NOT</text:span><text:span text:style-name="T10"> IS DE </text:span><text:span text:style-name="T9">EXCLUSIE</text:span><text:span text:style-name="T10"> VAN 1-BITS</text:span></text:p>
          </draw:text-box>
        </draw:frame>
      </draw:page>
      <draw:page draw:name="page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3" draw:layer="layout" svg:width="0.713cm" svg:height="1.058cm" svg:x="10.969cm" svg:y="9.896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0.713cm" svg:height="1.058cm" svg:x="11.906cm" svg:y="9.897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4" draw:layer="layout" svg:width="0.713cm" svg:height="1.057cm" svg:x="10.969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50" draw:text-style-name="P15" draw:layer="layout" svg:width="4.091cm" svg:height="2.175cm" svg:x="15.959cm" svg:y="14.192cm">
          <draw:text-box>
            <text:p><text:span text:style-name="T18">= TRUE (BIT IS 1)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6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7" draw:layer="layout" svg:width="0.809cm" svg:height="1.361cm" svg:x="10.891cm" svg:y="11.93cm">
          <text:p text:style-name="P9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1" draw:text-style-name="P5" draw:layer="layout" svg:width="4.753cm" svg:height="3.454cm" svg:x="14.826cm" svg:y="8.1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3</text:p>
          </draw:text-box>
        </draw:frame>
        <draw:frame draw:style-name="gr63" draw:text-style-name="P4" draw:layer="layout" svg:width="2.26cm" svg:height="1.027cm" svg:x="9.678cm" svg:y="4.672cm">
          <draw:text-box>
            <text:p>0xAA</text:p>
          </draw:text-box>
        </draw:frame>
        <draw:frame draw:style-name="gr8" draw:text-style-name="P8" draw:layer="layout" svg:width="17.272cm" svg:height="1.673cm" svg:x="2.432cm" svg:y="1.889cm">
          <draw:text-box>
            <text:p><text:span text:style-name="T10">GET BIT 3 VAN BYTE 0xAA =&gt; 0xAA &amp; (0x1 &lt;&lt; 3) 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4" draw:text-style-name="P20" draw:layer="layout" svg:width="1.521cm" svg:height="1.484cm" svg:x="13.638cm" svg:y="12.349cm">
          <draw:text-box>
            <text:p><text:span text:style-name="T21">3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1" draw:layer="layout" svg:width="12.192cm" svg:height="5.724cm" svg:x="6.969cm" svg:y="3.221cm">
          <text:p text:style-name="P6"><text:span text:style-name="T22"><text:s text:c="2"/></text:span><text:span text:style-name="T23">AND</text:span><text:span text:style-name="T22"> <text:s text:c="11"/></text:span><text:span text:style-name="T23">INTERSECTIE</text:span></text:p>
          <text:p text:style-name="P6"><text:span text:style-name="T24"><text:s text:c="2"/></text:span><text:span text:style-name="T24">7654</text:span><text:span text:style-name="T25">3</text:span><text:span text:style-name="T24">210</text:span></text:p>
          <text:p text:style-name="P6"><text:span text:style-name="T14"><text:s text:c="2"/></text:span><text:span text:style-name="T13">--------</text:span></text:p>
          <text:p text:style-name="P6"><text:span text:style-name="T22"><text:s text:c="2"/></text:span><text:span text:style-name="T26">1010</text:span><text:span text:style-name="T27">1</text:span><text:span text:style-name="T26">010</text:span><text:span text:style-name="T22"> <text:s text:c="6"/>{7,5,</text:span><text:span text:style-name="T27">3</text:span><text:span text:style-name="T22">,7}</text:span></text:p>
          <text:p text:style-name="P6"><text:span text:style-name="T28">&amp; </text:span><text:span text:style-name="T26">0000</text:span><text:span text:style-name="T29">1</text:span><text:span text:style-name="T26">000</text:span><text:span text:style-name="T22"> <text:s text:c="4"/></text:span><text:span text:style-name="T30">∩ </text:span><text:span text:style-name="T22">{ <text:s text:c="3"/></text:span><text:span text:style-name="T27">3</text:span><text:span text:style-name="T22"> <text:s/>}</text:span></text:p>
          <text:p text:style-name="P6"><text:span text:style-name="T22"><text:s text:c="2"/></text:span><text:span text:style-name="T22">-------- <text:s text:c="6"/>--------- </text:span></text:p>
          <text:p text:style-name="P6"><text:span text:style-name="T22"><text:s text:c="2"/></text:span><text:span text:style-name="T31">0000</text:span><text:span text:style-name="T29">1</text:span><text:span text:style-name="T31">00</text:span><text:span text:style-name="T26">0</text:span><text:span text:style-name="T22"> <text:s text:c="6"/>{ <text:s text:c="3"/></text:span><text:span text:style-name="T27">3</text:span><text:span text:style-name="T32"> <text:s/></text:span><text:span text:style-name="T22">} </text:span></text:p>
          <text:p text:style-name="P6"><text:span text:style-name="T22"><text:s text:c="19"/></text:span><text:span text:style-name="T22">=&gt; </text:span><text:span text:style-name="T29">TRUE</text:span></text:p>
          <draw:enhanced-geometry svg:viewBox="0 0 21600 21600" draw:mirror-horizontal="false" draw:mirror-vertical="false" draw:text-areas="800 800 20800 20800" draw:type="round-rectangular-callout" draw:modifiers="12450.1599278274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10">GET BIT 3 VAN BYTE 0xAA =&gt; 0xAA &amp; (0x1 &lt;&lt; 3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2" draw:layer="layout" svg:width="0.713cm" svg:height="1.057cm" svg:x="11.906cm" svg:y="14.059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frame draw:style-name="gr49" draw:text-style-name="P23" draw:layer="layout" svg:width="3.21cm" svg:height="1.794cm" svg:x="15.959cm" svg:y="14.192cm">
          <draw:text-box>
            <text:p><text:span text:style-name="T33">= FALSE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434cm" svg:y="4.5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7" draw:layer="layout" svg:width="0.809cm" svg:height="1.361cm" svg:x="11.891cm" svg:y="11.93cm">
          <text:p text:style-name="P9"><text:span text:style-name="T10">&amp;</text:span>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0" draw:text-style-name="P5" draw:layer="layout" svg:width="4.499cm" svg:height="3.81cm" svg:x="15.08cm" svg:y="7.858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668cm">
          <draw:text-box>
            <text:p>0x1 &lt;&lt; 2</text:p>
          </draw:text-box>
        </draw:frame>
        <draw:frame draw:style-name="gr81" draw:text-style-name="P4" draw:layer="layout" svg:width="1.745cm" svg:height="1.223cm" svg:x="9.978cm" svg:y="4.5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cm">
          <draw:text-box>
            <text:p><text:span text:style-name="T10">GET BIT 2 VAN BYTE 0xAA =&gt; 0xAA &amp; (0x1 &lt;&lt; 2) 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4" draw:layer="layout" svg:width="1.523cm" svg:height="1.485cm" svg:x="19.18cm" svg:y="13.384cm">
          <draw:text-box>
            <text:p><text:span text:style-name="T34">5</text:span></text:p>
          </draw:text-box>
        </draw:frame>
        <draw:frame draw:style-name="gr64" draw:text-style-name="P3" draw:layer="layout" svg:width="6.56cm" svg:height="1.673cm" svg:x="3.83cm" svg:y="8.949cm">
          <draw:text-box>
            <text:p><text:span text:style-name="T2">MASKER={2}</text:span></text:p>
          </draw:text-box>
        </draw:frame>
        <draw:frame draw:style-name="gr65" draw:text-style-name="P24" draw:layer="layout" svg:width="1.524cm" svg:height="1.5cm" svg:x="18.545cm" svg:y="11.606cm">
          <draw:text-box>
            <text:p><text:span text:style-name="T34">1</text:span></text:p>
          </draw:text-box>
        </draw:frame>
        <draw:frame draw:style-name="gr82" draw:text-style-name="P24" draw:layer="layout" svg:width="1.521cm" svg:height="1.403cm" svg:x="19.415cm" svg:y="10.265cm">
          <draw:text-box>
            <text:p><text:span text:style-name="T34">3</text:span></text:p>
          </draw:text-box>
        </draw:frame>
        <draw:frame draw:style-name="gr5" draw:text-style-name="P24" draw:layer="layout" svg:width="1.524cm" svg:height="1.483cm" svg:x="20.731cm" svg:y="12.06cm">
          <draw:text-box>
            <text:p><text:span text:style-name="T34">7</text:span></text:p>
          </draw:text-box>
        </draw:frame>
        <draw:custom-shape draw:style-name="gr6" draw:text-style-name="P5" draw:layer="layout" svg:width="2.04cm" svg:height="4.115cm" svg:x="13.154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7" draw:layer="layout" svg:width="14.98cm" svg:height="5.724cm" svg:x="8.245cm" svg:y="3.221cm">
          <text:p text:style-name="P6"><text:span text:style-name="T3"><text:s text:c="6"/></text:span><text:span text:style-name="T4">AND</text:span><text:span text:style-name="T3"> <text:s text:c="11"/></text:span><text:span text:style-name="T4">INTERSECTIE</text:span></text:p>
          <text:p text:style-name="P6"><text:span text:style-name="T13"><text:s text:c="6"/></text:span><text:span text:style-name="T13">76543</text:span><text:span text:style-name="T14">2</text:span><text:span text:style-name="T13">10</text:span></text:p>
          <text:p text:style-name="P6"><text:span text:style-name="T14"><text:s text:c="6"/></text:span><text:span text:style-name="T13">--------</text:span></text:p>
          <text:p text:style-name="P6"><text:span text:style-name="T3"><text:s text:c="6"/></text:span><text:span text:style-name="T7">10101</text:span><text:span text:style-name="T4">0</text:span><text:span text:style-name="T7">10</text:span><text:span text:style-name="T3"> <text:s text:c="6"/>{7,3,5, <text:s/>1}</text:span></text:p>
          <text:p text:style-name="P6"><text:span text:style-name="T7"><text:s text:c="4"/></text:span><text:span text:style-name="T7">&amp; 00000</text:span><text:span text:style-name="T35">1</text:span><text:span text:style-name="T7">00</text:span><text:span text:style-name="T3"> <text:s text:c="4"/></text:span><text:span text:style-name="T8">∩ </text:span><text:span text:style-name="T3">{ <text:s text:c="5"/></text:span><text:span text:style-name="T35">2</text:span><text:span text:style-name="T3"> <text:s/>}</text:span></text:p>
          <text:p text:style-name="P6"><text:span text:style-name="T3"><text:s text:c="6"/></text:span><text:span text:style-name="T3">-------- <text:s text:c="6"/>----------- </text:span></text:p>
          <text:p text:style-name="P6"><text:span text:style-name="T3"><text:s text:c="6"/></text:span><text:span text:style-name="T3">0000</text:span><text:span text:style-name="T7">0</text:span><text:span text:style-name="T3">00</text:span><text:span text:style-name="T7">0</text:span><text:span text:style-name="T3"> <text:s text:c="6"/>{ <text:s text:c="8"/>} </text:span><text:span text:style-name="T3"><text:line-break/></text:span><text:span text:style-name="T3"> <text:s text:c="20"/></text:span><text:span text:style-name="T35">leeg!!! =&gt; FALSE</text:span><text:span text:style-name="T3"> <text:s text:c="2"/></text:span></text:p>
          <draw:enhanced-geometry svg:viewBox="0 0 21600 21600" draw:mirror-horizontal="false" draw:mirror-vertical="false" draw:text-areas="800 800 20800 20800" draw:type="round-rectangular-callout" draw:modifiers="8294.82678058875 29164.7161572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24" draw:layer="layout" svg:width="1.521cm" svg:height="1.403cm" svg:x="7.716cm" svg:y="12.266cm">
          <draw:text-box>
            <text:p><text:span text:style-name="T34">2</text:span></text:p>
          </draw:text-box>
        </draw:frame>
        <draw:frame draw:style-name="gr8" draw:text-style-name="P8" draw:layer="layout" svg:width="17.272cm" svg:height="1.673cm" svg:x="2.432cm" svg:y="1.891cm">
          <draw:text-box>
            <text:p><text:span text:style-name="T10">GET BIT 2 VAN BYTE 0xAA =&gt; 0xAA &amp; (0x1 &lt;&lt; 2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9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9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draw:layer="layout" svg:width="0.713cm" svg:height="1.057cm" svg:x="11.906cm" svg:y="14.059cm">
          <text:p text:style-name="P9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8.934cm" svg:y="4.4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1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7" draw:text-style-name="P5" draw:layer="layout" svg:width="4.049cm" svg:height="3.594cm" svg:x="15.351cm" svg:y="8.03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578cm" svg:y="4.4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2cm">
          <draw:text-box>
            <text:p><text:span text:style-name="T10">SET BIT 2 VAN BYTE 0xAA =&gt; 0xAA | (0x1 &lt;&lt; 2)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2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8" draw:text-style-name="P20" draw:layer="layout" svg:width="1.521cm" svg:height="1.657cm" svg:x="7.038cm" svg:y="12.376cm">
          <draw:text-box>
            <text:p><text:span text:style-name="T21">2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2"/></text:span><text:span text:style-name="T23">OR</text:span><text:span text:style-name="T22"> <text:s text:c="12"/></text:span><text:span text:style-name="T23">UNIE</text:span></text:p>
          <text:p text:style-name="P6"><text:span text:style-name="T24"><text:s text:c="2"/></text:span><text:span text:style-name="T24">76543</text:span><text:span text:style-name="T25">2</text:span><text:span text:style-name="T24">10</text:span></text:p>
          <text:p text:style-name="P6"><text:span text:style-name="T14"><text:s text:c="2"/></text:span><text:span text:style-name="T13">--------</text:span></text:p>
          <text:p text:style-name="P6"><text:span text:style-name="T22"><text:s text:c="2"/></text:span><text:span text:style-name="T36">10101010</text:span><text:span text:style-name="T22"> <text:s text:c="6"/>{7,3,5, <text:s/>1}</text:span></text:p>
          <text:p text:style-name="P6"><text:span text:style-name="T23">|</text:span><text:span text:style-name="T28"> </text:span><text:span text:style-name="T36">00000</text:span><text:span text:style-name="T29">1</text:span><text:span text:style-name="T36">00</text:span><text:span text:style-name="T22"> <text:s text:c="4"/></text:span><text:span text:style-name="T37">∪</text:span><text:span text:style-name="T30"> </text:span><text:span text:style-name="T22">{ <text:s text:c="5"/></text:span><text:span text:style-name="T29">2</text:span><text:span text:style-name="T22"> <text:s/>}</text:span></text:p>
          <text:p text:style-name="P6"><text:span text:style-name="T22"><text:s text:c="2"/></text:span><text:span text:style-name="T22">-------- <text:s text:c="5"/>---------- </text:span></text:p>
          <text:p text:style-name="P6"><text:span text:style-name="T22"><text:s text:c="2"/></text:span><text:span text:style-name="T36">10101</text:span><text:span text:style-name="T29">1</text:span><text:span text:style-name="T36">10</text:span><text:span text:style-name="T22"> <text:s text:c="6"/>{7,3,5,</text:span><text:span text:style-name="T29">2</text:span><text:span text:style-name="T38">,</text:span><text:span text:style-name="T22"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8" draw:layer="layout" svg:width="1.521cm" svg:height="1.657cm" svg:x="17.539cm" svg:y="12.277cm">
          <draw:text-box>
            <text:p><text:span text:style-name="T19">3</text:span></text:p>
          </draw:text-box>
        </draw:frame>
        <draw:frame draw:style-name="gr8" draw:text-style-name="P8" draw:layer="layout" svg:width="17.272cm" svg:height="1.673cm" svg:x="2.432cm" svg:y="1.893cm">
          <draw:text-box>
            <text:p><text:span text:style-name="T10">SET BIT 2 VAN BYTE 0xAA =&gt; 0xAA | (0x1 &lt;&lt; 2) </text:span></text:p>
          </draw:text-box>
        </draw:frame>
        <draw:frame draw:style-name="gr3" draw:text-style-name="P19" draw:layer="layout" svg:width="5.111cm" svg:height="1.486cm" svg:x="20.29cm" svg:y="9.059cm">
          <draw:text-box>
            <text:p><text:span text:style-name="T20">BRON={7,3,5,1}</text:span></text:p>
          </draw:text-box>
        </draw:frame>
      </draw:page>
      <draw:page draw:name="page11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2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13" draw:layer="layout" svg:width="0.713cm" svg:height="1.058cm" svg:x="10.969cm" svg:y="9.896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4" draw:text-style-name="P11" draw:layer="layout" svg:width="0.713cm" svg:height="1.058cm" svg:x="11.906cm" svg:y="9.897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5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9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9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0.891cm" svg:y="11.93cm">
          <text:p text:style-name="P9">|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28" draw:layer="layout" svg:width="3.508cm" svg:height="1.138cm" svg:x="16.35cm" svg:y="9.868cm">
          <draw:text-box>
            <text:p><text:span text:style-name="T39">0x1 &lt;&lt; 3</text:span></text:p>
          </draw:text-box>
        </draw:frame>
        <draw:frame draw:style-name="gr81" draw:text-style-name="P28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13" draw:text-style-name="P29" draw:layer="layout" svg:width="0.714cm" svg:height="1.057cm" svg:x="11.026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SET BIT 3 VAN BYTE 0xAA =&gt; 0xAA | (0x1 &lt;&lt; 3) </text:span></text:p>
          </draw:text-box>
        </draw:frame>
      </draw:page>
      <draw:page draw:name="page12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3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8.949cm">
          <draw:text-box>
            <text:p><text:span text:style-name="T20">MASKER={3}</text:span></text:p>
          </draw:text-box>
        </draw:frame>
        <draw:frame draw:style-name="gr3" draw:text-style-name="P19" draw:layer="layout" svg:width="5.111cm" svg:height="1.486cm" svg:x="20.289cm" svg:y="9.059cm">
          <draw:text-box>
            <text:p><text:span text:style-name="T20">BRON={7,3,5,1}</text:span></text:p>
          </draw:text-box>
        </draw:frame>
        <draw:frame draw:style-name="gr65" draw:text-style-name="P18" draw:layer="layout" svg:width="1.524cm" svg:height="1.5cm" svg:x="18.545cm" svg:y="11.606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3.338cm" svg:y="12.276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20.731cm" svg:y="12.06cm">
          <draw:text-box>
            <text:p><text:span text:style-name="T19">7</text:span></text:p>
          </draw:text-box>
        </draw:frame>
        <draw:custom-shape draw:style-name="gr99" draw:text-style-name="P5" draw:layer="layout" svg:width="16.383cm" svg:height="4.115cm" svg:x="6.207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3"/></text:span><text:span text:style-name="T23">OR</text:span><text:span text:style-name="T22"> <text:s text:c="10"/></text:span><text:span text:style-name="T23">UNIE</text:span></text:p>
          <text:p text:style-name="P6"><text:span text:style-name="T24"><text:s text:c="3"/></text:span><text:span text:style-name="T24">7654</text:span><text:span text:style-name="T25">3</text:span><text:span text:style-name="T24">210</text:span></text:p>
          <text:p text:style-name="P6"><text:span text:style-name="T14"><text:s text:c="3"/></text:span><text:span text:style-name="T13">--------</text:span></text:p>
          <text:p text:style-name="P6"><text:span text:style-name="T22"><text:s text:c="2"/></text:span><text:span text:style-name="T40"><text:s/></text:span><text:span text:style-name="T36">10101010</text:span><text:span text:style-name="T22"> <text:s text:c="4"/>{7,3,5,1}</text:span></text:p>
          <text:p text:style-name="P6"><text:span text:style-name="T28"><text:s/></text:span><text:span text:style-name="T23">|</text:span><text:span text:style-name="T28"> </text:span><text:span text:style-name="T36">00001000</text:span><text:span text:style-name="T22"> <text:s text:c="2"/></text:span><text:span text:style-name="T37">∪</text:span><text:span text:style-name="T30"> </text:span><text:span text:style-name="T22">{ <text:s/>3 <text:s text:c="3"/>}</text:span></text:p>
          <text:p text:style-name="P6"><text:span text:style-name="T22"><text:s text:c="4"/></text:span><text:span text:style-name="T22">-------- <text:s text:c="4"/>--------- </text:span></text:p>
          <text:p text:style-name="P6"><text:span text:style-name="T22"><text:s text:c="3"/></text:span><text:span text:style-name="T36">1010</text:span><text:span text:style-name="T41">1</text:span><text:span text:style-name="T36">010</text:span><text:span text:style-name="T22"> <text:s text:c="4"/>{7,3,5,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4cm">
          <draw:text-box>
            <text:p><text:span text:style-name="T10">SET BIT 3 VAN BYTE 0xAA =&gt; 0xAA | (0x1 &lt;&lt; 3) </text:span></text:p>
          </draw:text-box>
        </draw:frame>
      </draw:page>
      <draw:page draw:name="page13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11" draw:layer="layout" svg:width="0.713cm" svg:height="1.059cm" svg:x="7.221cm" svg:y="9.891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11" draw:layer="layout" svg:width="0.713cm" svg:height="1.058cm" svg:x="9.095cm" svg:y="9.893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1" draw:layer="layout" svg:width="0.714cm" svg:height="1.059cm" svg:x="10.032cm" svg:y="9.894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3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11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1" draw:layer="layout" svg:width="0.714cm" svg:height="1.057cm" svg:x="13.781cm" svg:y="9.89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9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5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3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0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0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6" draw:text-style-name="P5" draw:layer="layout" svg:width="4.049cm" svg:height="3.327cm" svg:x="15.53cm" svg:y="8.18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8" draw:layer="layout" svg:width="4.081cm" svg:height="1.673cm" svg:x="15.85cm" svg:y="9.868cm">
          <draw:text-box>
            <text:p><text:span text:style-name="T39">~(0x1 &lt;&lt; 3)</text:span></text:p>
          </draw:text-box>
        </draw:frame>
        <draw:frame draw:style-name="gr81" draw:text-style-name="P28" draw:layer="layout" svg:width="1.745cm" svg:height="1.223cm" svg:x="10.678cm" svg:y="4.3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7" draw:text-style-name="P30" draw:layer="layout" svg:width="0.714cm" svg:height="1.057cm" svg:x="11.026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CLEAR BIT 3 VAN BYTE 0xAA =&gt; 0xAA &amp; ~(0x1 &lt;&lt; 3) </text:span></text:p>
          </draw:text-box>
        </draw:frame>
      </draw:page>
      <draw:page draw:name="page14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128" draw:text-style-name="P19" draw:layer="layout" svg:width="7.62cm" svg:height="0.962cm" svg:x="3.286cm" svg:y="8.949cm">
          <draw:text-box>
            <text:p><text:span text:style-name="T20">MASKER={7,6,5,4,2,1,0}</text:span></text:p>
          </draw:text-box>
        </draw:frame>
        <draw:frame draw:style-name="gr65" draw:text-style-name="P18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9.938cm" svg:y="12.376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29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8.245cm" svg:y="3.221cm">
          <text:p text:style-name="P6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6"><text:span text:style-name="T24"><text:s text:c="3"/></text:span><text:span text:style-name="T24">7654</text:span><text:span text:style-name="T25">3</text:span><text:span text:style-name="T24">2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</text:span><text:span text:style-name="T41">1</text:span><text:span text:style-name="T36">010</text:span><text:span text:style-name="T22"> <text:s text:c="4"/>{7, <text:s/>5, <text:s/></text:span><text:span text:style-name="T23">3</text:span><text:span text:style-name="T22">, <text:s/>1}</text:span></text:p>
          <text:p text:style-name="P6"><text:span text:style-name="T28"><text:s/></text:span><text:span text:style-name="T28">&amp; 1111</text:span><text:span text:style-name="T23">0</text:span><text:span text:style-name="T28">1</text:span><text:span text:style-name="T36">11</text:span><text:span text:style-name="T22"> <text:s text:c="2"/></text:span><text:span text:style-name="T42">&amp;</text:span><text:span text:style-name="T30"> </text:span><text:span text:style-name="T22">{7,6,5,4, ,2,1}</text:span></text:p>
          <text:p text:style-name="P6"><text:span text:style-name="T22"><text:s text:c="3"/></text:span><text:span text:style-name="T22">-------- <text:s text:c="4"/>–-------------- </text:span></text:p>
          <text:p text:style-name="P6"><text:span text:style-name="T22"><text:s text:c="3"/></text:span><text:span text:style-name="T36">1010</text:span><text:span text:style-name="T41">0</text:span><text:span text:style-name="T36">010</text:span><text:span text:style-name="T22"> <text:s text:c="4"/>{7, <text:s/>5, <text:s text:c="5"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8" draw:layer="layout" svg:width="1.524cm" svg:height="1.5cm" svg:x="8.366cm" svg:y="13.597cm">
          <draw:text-box>
            <text:p><text:span text:style-name="T19">2</text:span></text:p>
          </draw:text-box>
        </draw:frame>
        <draw:frame draw:style-name="gr98" draw:text-style-name="P18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8" draw:text-style-name="P18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8" draw:text-style-name="P18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8" draw:text-style-name="P18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10">CLEAR BIT 3 VAN BYTE 0xAA =&gt; 0xAA &amp; ~(0x1 &lt;&lt; 3) </text:span></text:p>
          </draw:text-box>
        </draw:frame>
        <draw:frame draw:style-name="gr3" draw:text-style-name="P19" draw:layer="layout" svg:width="5.111cm" svg:height="1.486cm" svg:x="20.291cm" svg:y="9.059cm">
          <draw:text-box>
            <text:p><text:span text:style-name="T20">BRON={7,3,5,1}</text:span></text:p>
          </draw:text-box>
        </draw:frame>
      </draw:page>
      <draw:page draw:name="page15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0.713cm" svg:height="1.058cm" svg:x="7.221cm" svg:y="6.031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8.158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9.095cm" svg:y="6.03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0.032cm" svg:y="6.035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6" draw:layer="layout" svg:width="0.713cm" svg:height="1.058cm" svg:x="10.969cm" svg:y="6.036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11.906cm" svg:y="6.03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712cm" svg:height="1.059cm" svg:x="12.844cm" svg:y="6.03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6" draw:layer="layout" svg:width="0.714cm" svg:height="1.057cm" svg:x="13.781cm" svg:y="6.04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11" draw:layer="layout" svg:width="0.713cm" svg:height="1.059cm" svg:x="7.221cm" svg:y="9.891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9cm" svg:x="8.158cm" svg:y="9.89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11" draw:layer="layout" svg:width="0.713cm" svg:height="1.058cm" svg:x="9.095cm" svg:y="9.893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11" draw:layer="layout" svg:width="0.714cm" svg:height="1.059cm" svg:x="10.032cm" svg:y="9.894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13" draw:layer="layout" svg:width="0.713cm" svg:height="1.058cm" svg:x="11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1" draw:layer="layout" svg:width="0.713cm" svg:height="1.058cm" svg:x="11.033cm" svg:y="9.8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7" draw:layer="layout" svg:width="0.712cm" svg:height="1.058cm" svg:x="12.844cm" svg:y="9.898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1" draw:layer="layout" svg:width="0.714cm" svg:height="1.057cm" svg:x="13.781cm" svg:y="9.89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0.713cm" svg:height="1.057cm" svg:x="7.221cm" svg:y="14.054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8.158cm" svg:y="14.056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draw:layer="layout" svg:width="0.713cm" svg:height="1.056cm" svg:x="9.095cm" svg:y="14.057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7" draw:layer="layout" svg:width="0.714cm" svg:height="1.058cm" svg:x="10.032cm" svg:y="14.05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7" draw:layer="layout" svg:width="0.713cm" svg:height="1.057cm" svg:x="11.006cm" svg:y="14.059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7" draw:layer="layout" svg:width="0.714cm" svg:height="1.057cm" svg:x="13.781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28" draw:layer="layout" svg:width="2.497cm" svg:height="1.323cm" svg:x="2.489cm" svg:y="6.026cm">
          <draw:text-box>
            <text:p><text:span text:style-name="T39">BRON</text:span></text:p>
          </draw:text-box>
        </draw:frame>
        <draw:frame draw:style-name="gr49" draw:text-style-name="P28" draw:layer="layout" svg:width="3.416cm" svg:height="1.794cm" svg:x="2.395cm" svg:y="9.99cm">
          <draw:text-box>
            <text:p><text:span text:style-name="T39">MASKER</text:span></text:p>
          </draw:text-box>
        </draw:frame>
        <draw:frame draw:style-name="gr49" draw:text-style-name="P28" draw:layer="layout" svg:width="4.503cm" svg:height="1.794cm" svg:x="2.253cm" svg:y="14.048cm">
          <draw:text-box>
            <text:p><text:span text:style-name="T39">RESULTAAT</text:span>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714cm" svg:height="1.058cm" svg:x="17.576cm" svg:y="6.03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6" draw:layer="layout" svg:width="0.713cm" svg:height="1.059cm" svg:x="22.262cm" svg:y="6.037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28" draw:layer="layout" svg:width="2.027cm" svg:height="1.089cm" svg:x="19.034cm" svg:y="4.072cm">
          <draw:text-box>
            <text:p><text:span text:style-name="T39">0x1</text:span></text:p>
          </draw:text-box>
        </draw:frame>
        <draw:custom-shape draw:style-name="gr47" draw:text-style-name="P27" draw:layer="layout" svg:width="0.714cm" svg:height="1.057cm" svg:x="12.825cm" svg:y="14.062cm">
          <text:p text:style-name="P9"><text:span text:style-name="T39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0" draw:text-style-name="P16" draw:layer="layout" svg:width="0.809cm" svg:height="1.361cm" svg:x="11.891cm" svg:y="11.93cm">
          <text:p text:style-name="P9">&amp;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8" draw:text-style-name="P28" draw:layer="layout" svg:width="4.081cm" svg:height="1.673cm" svg:x="15.85cm" svg:y="9.868cm">
          <draw:text-box>
            <text:p><text:span text:style-name="T39">~(0x1 &lt;&lt; 2)</text:span></text:p>
          </draw:text-box>
        </draw:frame>
        <draw:frame draw:style-name="gr81" draw:text-style-name="P28" draw:layer="layout" svg:width="1.745cm" svg:height="1.223cm" svg:x="10.678cm" svg:y="4.072cm">
          <draw:text-box>
            <text:p><text:span text:style-name="T39">0xA</text:span></text:p>
          </draw:text-box>
        </draw:frame>
        <draw:frame draw:style-name="gr49" draw:text-style-name="P28" draw:layer="layout" svg:width="2.968cm" svg:height="1.794cm" svg:x="24.837cm" svg:y="6.06cm">
          <draw:text-box>
            <text:p><text:span text:style-name="T39">BASIS</text:span></text:p>
          </draw:text-box>
        </draw:frame>
        <draw:custom-shape draw:style-name="gr127" draw:text-style-name="P30" draw:layer="layout" svg:width="0.714cm" svg:height="1.057cm" svg:x="11.926cm" svg:y="14.062cm">
          <text:p text:style-name="P9"><text:span text:style-name="T39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7.272cm" svg:height="1.673cm" svg:x="2.432cm" svg:y="1.893cm">
          <draw:text-box>
            <text:p><text:span text:style-name="T10">CLEAR BIT 2 VAN BYTE 0xAA =&gt; 0xAA &amp; ~(0x1 &lt;&lt; 2) </text:span></text:p>
          </draw:text-box>
        </draw:frame>
      </draw:page>
      <draw:page draw:name="page16" draw:style-name="dp1" draw:master-page-name="Default">
        <draw:custom-shape draw:style-name="gr1" draw:text-style-name="P1" draw:layer="layout" svg:width="13.371cm" svg:height="6.468cm" svg:x="3.84cm" svg:y="9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5.098cm" svg:y="12.938cm">
          <draw:text-box>
            <text:p><text:span text:style-name="T19">5</text:span></text:p>
          </draw:text-box>
        </draw:frame>
        <draw:frame draw:style-name="gr65" draw:text-style-name="P18" draw:layer="layout" svg:width="1.524cm" svg:height="1.5cm" svg:x="14.843cm" svg:y="11.565cm">
          <draw:text-box>
            <text:p><text:span text:style-name="T19">1</text:span></text:p>
          </draw:text-box>
        </draw:frame>
        <draw:frame draw:style-name="gr98" draw:text-style-name="P18" draw:layer="layout" svg:width="1.521cm" svg:height="1.657cm" svg:x="13.576cm" svg:y="13.319cm">
          <draw:text-box>
            <text:p><text:span text:style-name="T19">3</text:span></text:p>
          </draw:text-box>
        </draw:frame>
        <draw:frame draw:style-name="gr5" draw:text-style-name="P18" draw:layer="layout" svg:width="1.524cm" svg:height="1.483cm" svg:x="13.119cm" svg:y="12.36cm">
          <draw:text-box>
            <text:p><text:span text:style-name="T19">7</text:span></text:p>
          </draw:text-box>
        </draw:frame>
        <draw:custom-shape draw:style-name="gr129" draw:text-style-name="P5" draw:layer="layout" svg:width="4.064cm" svg:height="4.115cm" svg:x="12.303cm" svg:y="10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3.371cm" svg:height="6.468cm" svg:x="11.302cm" svg:y="9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31" draw:layer="layout" svg:width="1.524cm" svg:height="1.5cm" svg:x="8.493cm" svg:y="16.899cm">
          <draw:text-box>
            <text:p><text:span text:style-name="T43">2</text:span></text:p>
          </draw:text-box>
        </draw:frame>
        <draw:frame draw:style-name="gr98" draw:text-style-name="P18" draw:layer="layout" svg:width="1.521cm" svg:height="1.657cm" svg:x="10.039cm" svg:y="12.277cm">
          <draw:text-box>
            <text:p><text:span text:style-name="T19">6</text:span></text:p>
          </draw:text-box>
        </draw:frame>
        <draw:frame draw:style-name="gr98" draw:text-style-name="P18" draw:layer="layout" svg:width="1.521cm" svg:height="1.657cm" svg:x="7.739cm" svg:y="12.277cm">
          <draw:text-box>
            <text:p><text:span text:style-name="T19">8</text:span></text:p>
          </draw:text-box>
        </draw:frame>
        <draw:frame draw:style-name="gr98" draw:text-style-name="P18" draw:layer="layout" svg:width="1.521cm" svg:height="1.657cm" svg:x="8.939cm" svg:y="11.077cm">
          <draw:text-box>
            <text:p><text:span text:style-name="T19">4</text:span></text:p>
          </draw:text-box>
        </draw:frame>
        <draw:frame draw:style-name="gr98" draw:text-style-name="P18" draw:layer="layout" svg:width="1.521cm" svg:height="1.657cm" svg:x="7.24cm" svg:y="11.178cm">
          <draw:text-box>
            <text:p><text:span text:style-name="T19">0</text:span></text:p>
          </draw:text-box>
        </draw:frame>
        <draw:frame draw:style-name="gr8" draw:text-style-name="P8" draw:layer="layout" svg:width="17.272cm" svg:height="1.673cm" svg:x="2.432cm" svg:y="1.894cm">
          <draw:text-box>
            <text:p><text:span text:style-name="T10">CLEAR BIT 2 VAN BYTE 0xAA =&gt; 0xAA &amp; ~(0x1 &lt;&lt; 2) </text:span></text:p>
          </draw:text-box>
        </draw:frame>
        <draw:frame draw:style-name="gr3" draw:text-style-name="P19" draw:layer="layout" svg:width="5.111cm" svg:height="1.486cm" svg:x="20.291cm" svg:y="9.059cm">
          <draw:text-box>
            <text:p><text:span text:style-name="T20">BRON={7,3,5,1}</text:span></text:p>
          </draw:text-box>
        </draw:frame>
        <draw:custom-shape draw:style-name="gr7" draw:text-style-name="P21" draw:layer="layout" svg:width="12.795cm" svg:height="5.724cm" svg:x="8.245cm" svg:y="3.224cm">
          <text:p text:style-name="P6"><text:span text:style-name="T22"><text:s text:c="3"/></text:span><text:span text:style-name="T23">AND</text:span><text:span text:style-name="T22"> <text:s text:c="9"/></text:span><text:span text:style-name="T23">INTERSECTIE</text:span></text:p>
          <text:p text:style-name="P6"><text:span text:style-name="T24"><text:s text:c="3"/></text:span><text:span text:style-name="T24">76543</text:span><text:span text:style-name="T25">2</text:span><text:span text:style-name="T24">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</text:span><text:span text:style-name="T28">3</text:span><text:span text:style-name="T22">, <text:s/>1}</text:span></text:p>
          <text:p text:style-name="P6"><text:span text:style-name="T28"><text:s/></text:span><text:span text:style-name="T28">&amp; 11111</text:span><text:span text:style-name="T23">0</text:span><text:span text:style-name="T36">11</text:span><text:span text:style-name="T22"> <text:s text:c="2"/></text:span><text:span text:style-name="T42">&amp;</text:span><text:span text:style-name="T30"> </text:span><text:span text:style-name="T22">{7,6,5,4,3, <text:s/>1}</text:span></text:p>
          <text:p text:style-name="P6"><text:span text:style-name="T22"><text:s text:c="3"/></text:span><text:span text:style-name="T22">-------- <text:s text:c="4"/>–-------------- 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4"/>{7, <text:s/>5, <text:s/>3, <text:s/>1} <text:s/></text:span></text:p>
          <draw:enhanced-geometry svg:viewBox="0 0 21600 21600" draw:mirror-horizontal="false" draw:mirror-vertical="false" draw:text-areas="800 800 20800 20800" draw:type="round-rectangular-callout" draw:modifiers="10285.1516098781 29168.48908296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8" draw:text-style-name="P19" draw:layer="layout" svg:width="7.62cm" svg:height="0.962cm" svg:x="3.286cm" svg:y="8.949cm">
          <draw:text-box>
            <text:p><text:span text:style-name="T20">MASKER={7,6,5,4,3,1,0}</text:span></text:p>
          </draw:text-box>
        </draw:frame>
      </draw:page>
      <draw:page draw:name="page17" draw:style-name="dp1" draw:master-page-name="Default">
        <draw:custom-shape draw:style-name="gr29" draw:text-style-name="P5" draw:layer="layout" svg:width="7.847cm" svg:height="1.85cm" svg:x="6.93cm" svg:y="5.63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5" draw:layer="layout" svg:width="0.713cm" svg:height="1.058cm" svg:x="7.221cm" svg:y="6.031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8.158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9.095cm" svg:y="6.03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0.032cm" svg:y="6.035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5" draw:layer="layout" svg:width="0.713cm" svg:height="1.058cm" svg:x="10.969cm" svg:y="6.036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11.906cm" svg:y="6.03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0.712cm" svg:height="1.059cm" svg:x="12.844cm" svg:y="6.03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5" draw:layer="layout" svg:width="0.714cm" svg:height="1.057cm" svg:x="13.781cm" svg:y="6.04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9.496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11" draw:layer="layout" svg:width="0.713cm" svg:height="1.059cm" svg:x="7.221cm" svg:y="9.89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2" draw:layer="layout" svg:width="0.713cm" svg:height="1.059cm" svg:x="8.158cm" svg:y="9.89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11" draw:layer="layout" svg:width="0.713cm" svg:height="1.058cm" svg:x="9.095cm" svg:y="9.89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1" draw:layer="layout" svg:width="0.714cm" svg:height="1.059cm" svg:x="10.032cm" svg:y="9.89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11" draw:layer="layout" svg:width="0.713cm" svg:height="1.058cm" svg:x="10.969cm" svg:y="9.89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6" draw:text-style-name="P13" draw:layer="layout" svg:width="0.713cm" svg:height="1.058cm" svg:x="11.906cm" svg:y="9.897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2" draw:layer="layout" svg:width="0.712cm" svg:height="1.058cm" svg:x="12.844cm" svg:y="9.898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11" draw:layer="layout" svg:width="0.714cm" svg:height="1.057cm" svg:x="13.781cm" svg:y="9.899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5" draw:layer="layout" svg:width="7.847cm" svg:height="1.851cm" svg:x="6.93cm" svg:y="13.6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0.713cm" svg:height="1.057cm" svg:x="7.221cm" svg:y="14.054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8.158cm" svg:y="14.056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2" draw:layer="layout" svg:width="0.713cm" svg:height="1.056cm" svg:x="9.095cm" svg:y="14.057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2" draw:layer="layout" svg:width="0.714cm" svg:height="1.058cm" svg:x="10.032cm" svg:y="14.05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5" draw:layer="layout" svg:width="0.713cm" svg:height="1.057cm" svg:x="11.906cm" svg:y="14.059cm">
          <text:p text:style-name="P9"><text:span text:style-name="T34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2" draw:layer="layout" svg:width="0.714cm" svg:height="1.057cm" svg:x="13.781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4" draw:layer="layout" svg:width="2.497cm" svg:height="1.323cm" svg:x="2.489cm" svg:y="6.026cm">
          <draw:text-box>
            <text:p>BRON</text:p>
          </draw:text-box>
        </draw:frame>
        <draw:frame draw:style-name="gr49" draw:text-style-name="P4" draw:layer="layout" svg:width="3.416cm" svg:height="1.794cm" svg:x="2.395cm" svg:y="9.99cm">
          <draw:text-box>
            <text:p>MASKER</text:p>
          </draw:text-box>
        </draw:frame>
        <draw:frame draw:style-name="gr49" draw:text-style-name="P4" draw:layer="layout" svg:width="4.503cm" svg:height="1.794cm" svg:x="2.253cm" svg:y="14.048cm">
          <draw:text-box>
            <text:p>RESULTAAT</text:p>
          </draw:text-box>
        </draw:frame>
        <draw:custom-shape draw:style-name="gr51" draw:text-style-name="P5" draw:layer="layout" svg:width="7.847cm" svg:height="1.852cm" svg:x="16.349cm" svg:y="5.63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13" draw:layer="layout" svg:width="0.713cm" svg:height="1.058cm" svg:x="16.64cm" svg:y="6.031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5" draw:layer="layout" svg:width="0.714cm" svg:height="1.058cm" svg:x="17.576cm" svg:y="6.03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13" draw:layer="layout" svg:width="0.714cm" svg:height="1.057cm" svg:x="18.514cm" svg:y="6.033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0" draw:text-style-name="P13" draw:layer="layout" svg:width="0.714cm" svg:height="1.059cm" svg:x="19.452cm" svg:y="6.034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3" draw:layer="layout" svg:width="0.713cm" svg:height="1.059cm" svg:x="20.389cm" svg:y="6.035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3" draw:layer="layout" svg:width="0.714cm" svg:height="1.059cm" svg:x="21.325cm" svg:y="6.036cm">
          <text:p text:style-name="P9"><text:span text:style-name="T17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5" draw:layer="layout" svg:width="0.713cm" svg:height="1.059cm" svg:x="22.262cm" svg:y="6.037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13" draw:layer="layout" svg:width="0.714cm" svg:height="1.057cm" svg:x="23.199cm" svg:y="6.039cm">
          <text:p text:style-name="P9"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4" draw:layer="layout" svg:width="2.027cm" svg:height="1.089cm" svg:x="19.034cm" svg:y="4.072cm">
          <draw:text-box>
            <text:p>0x1</text:p>
          </draw:text-box>
        </draw:frame>
        <draw:custom-shape draw:style-name="gr47" draw:text-style-name="P12" draw:layer="layout" svg:width="0.714cm" svg:height="1.057cm" svg:x="12.825cm" svg:y="14.062cm">
          <text:p text:style-name="P9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809cm" svg:height="1.362cm" svg:x="11.89cm" svg:y="7.8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4" draw:text-style-name="P16" draw:layer="layout" svg:width="0.809cm" svg:height="1.361cm" svg:x="11.891cm" svg:y="11.9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2" draw:text-style-name="P5" draw:layer="layout" svg:width="4.049cm" svg:height="2.451cm" svg:x="15.53cm" svg:y="8.861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frame draw:style-name="gr62" draw:text-style-name="P4" draw:layer="layout" svg:width="3.508cm" svg:height="1.138cm" svg:x="16.35cm" svg:y="9.868cm">
          <draw:text-box>
            <text:p>0x1 &lt;&lt; 2</text:p>
          </draw:text-box>
        </draw:frame>
        <draw:frame draw:style-name="gr81" draw:text-style-name="P4" draw:layer="layout" svg:width="1.745cm" svg:height="1.223cm" svg:x="10.678cm" svg:y="4.072cm">
          <draw:text-box>
            <text:p>0xA</text:p>
          </draw:text-box>
        </draw:frame>
        <draw:frame draw:style-name="gr49" draw:text-style-name="P4" draw:layer="layout" svg:width="2.968cm" svg:height="1.794cm" svg:x="24.837cm" svg:y="6.06cm">
          <draw:text-box>
            <text:p>BASIS</text:p>
          </draw:text-box>
        </draw:frame>
        <draw:custom-shape draw:style-name="gr45" draw:text-style-name="P12" draw:layer="layout" svg:width="0.714cm" svg:height="1.058cm" svg:x="10.933cm" svg:y="14.058cm">
          <text:p text:style-name="P9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5" draw:text-style-name="P4" draw:layer="layout" svg:width="5.478cm" svg:height="1.242cm" svg:x="12.937cm" svg:y="3.26cm">
          <draw:text-box>
            <text:p>XOR==TOGGLE</text:p>
          </draw:text-box>
        </draw:frame>
        <draw:frame draw:style-name="gr8" draw:text-style-name="P8" draw:layer="layout" svg:width="17.272cm" svg:height="1.673cm" svg:x="2.432cm" svg:y="1.895cm">
          <draw:text-box>
            <text:p><text:span text:style-name="T10">TOGGLE BIT 2 VAN BYTE 0xAA =&gt; 0xAA ^ (0x1 &lt;&lt; 2) </text:span></text:p>
          </draw:text-box>
        </draw:frame>
      </draw:page>
      <draw:page draw:name="page18" draw:style-name="dp1" draw:master-page-name="Default">
        <draw:custom-shape draw:style-name="gr1" draw:text-style-name="P1" draw:layer="layout" svg:width="13.371cm" svg:height="6.468cm" svg:x="3.84cm" svg:y="10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8" draw:layer="layout" svg:width="1.523cm" svg:height="1.485cm" svg:x="19.18cm" svg:y="13.884cm">
          <draw:text-box>
            <text:p><text:span text:style-name="T19">5</text:span></text:p>
          </draw:text-box>
        </draw:frame>
        <draw:frame draw:style-name="gr64" draw:text-style-name="P19" draw:layer="layout" svg:width="6.56cm" svg:height="1.673cm" svg:x="3.83cm" svg:y="9.449cm">
          <draw:text-box>
            <text:p><text:span text:style-name="T20">MASKER={2}</text:span></text:p>
          </draw:text-box>
        </draw:frame>
        <draw:frame draw:style-name="gr65" draw:text-style-name="P18" draw:layer="layout" svg:width="1.524cm" svg:height="1.5cm" svg:x="18.545cm" svg:y="12.106cm">
          <draw:text-box>
            <text:p><text:span text:style-name="T19">1</text:span></text:p>
          </draw:text-box>
        </draw:frame>
        <draw:frame draw:style-name="gr98" draw:text-style-name="P20" draw:layer="layout" svg:width="1.521cm" svg:height="1.657cm" svg:x="8.338cm" svg:y="12.876cm">
          <draw:text-box>
            <text:p><text:span text:style-name="T21">2</text:span></text:p>
          </draw:text-box>
        </draw:frame>
        <draw:frame draw:style-name="gr5" draw:text-style-name="P18" draw:layer="layout" svg:width="1.524cm" svg:height="1.483cm" svg:x="20.731cm" svg:y="12.56cm">
          <draw:text-box>
            <text:p><text:span text:style-name="T19">7</text:span></text:p>
          </draw:text-box>
        </draw:frame>
        <draw:custom-shape draw:style-name="gr156" draw:text-style-name="P5" draw:layer="layout" svg:width="2.921cm" svg:height="4.115cm" svg:x="7.507cm" svg:y="11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1" draw:layer="layout" svg:width="12.795cm" svg:height="5.724cm" svg:x="7.457cm" svg:y="3.151cm">
          <text:p text:style-name="P6"><text:span text:style-name="T22"><text:s text:c="3"/></text:span><text:span text:style-name="T23">XOR</text:span><text:span text:style-name="T22"> <text:s text:c="12"/></text:span><text:span text:style-name="T23">SYM. VERSCHIL</text:span></text:p>
          <text:p text:style-name="P6"><text:span text:style-name="T24"><text:s text:c="3"/></text:span><text:span text:style-name="T24">76543</text:span><text:span text:style-name="T25">2</text:span><text:span text:style-name="T24">10</text:span></text:p>
          <text:p text:style-name="P6"><text:span text:style-name="T14"><text:s text:c="3"/></text:span><text:span text:style-name="T13">--------</text:span></text:p>
          <text:p text:style-name="P6"><text:span text:style-name="T22"><text:s text:c="3"/></text:span><text:span text:style-name="T36">10101</text:span><text:span text:style-name="T41">0</text:span><text:span text:style-name="T36">10</text:span><text:span text:style-name="T22"> <text:s text:c="7"/>{7,5,</text:span><text:span text:style-name="T28">3</text:span><text:span text:style-name="T22">, <text:s/>1}</text:span></text:p>
          <text:p text:style-name="P6"><text:span text:style-name="T28"><text:s/></text:span><text:span text:style-name="T28">| </text:span><text:span text:style-name="T36">00000</text:span><text:span text:style-name="T29">1</text:span><text:span text:style-name="T36">00</text:span><text:span text:style-name="T22"> <text:s text:c="5"/></text:span><text:span text:style-name="T44">⊕ </text:span><text:span text:style-name="T22">{ <text:s text:c="5"/></text:span><text:span text:style-name="T23">2 </text:span><text:span text:style-name="T22"><text:s/>}</text:span></text:p>
          <text:p text:style-name="P6"><text:span text:style-name="T22"><text:s text:c="3"/></text:span><text:span text:style-name="T22">-------- <text:s text:c="7"/>----------- </text:span></text:p>
          <text:p text:style-name="P6"><text:span text:style-name="T22"><text:s text:c="3"/></text:span><text:span text:style-name="T36">10101</text:span><text:span text:style-name="T29">1</text:span><text:span text:style-name="T36">10</text:span><text:span text:style-name="T22"> <text:s text:c="7"/>{7,5,</text:span><text:span text:style-name="T28">3</text:span><text:span text:style-name="T22">,</text:span><text:span text:style-name="T23">2</text:span><text:span text:style-name="T22">,1} <text:s/></text:span></text:p>
          <draw:enhanced-geometry svg:viewBox="0 0 21600 21600" draw:mirror-horizontal="false" draw:mirror-vertical="false" draw:text-areas="800 800 20800 20800" draw:type="round-rectangular-callout" draw:modifiers="18055.1422319475 32481.11790393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13.371cm" svg:height="6.468cm" svg:x="11.302cm" svg:y="10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8" draw:text-style-name="P18" draw:layer="layout" svg:width="1.521cm" svg:height="1.657cm" svg:x="17.539cm" svg:y="12.777cm">
          <draw:text-box>
            <text:p><text:span text:style-name="T19">3</text:span></text:p>
          </draw:text-box>
        </draw:frame>
        <draw:custom-shape draw:style-name="gr157" draw:text-style-name="P5" draw:layer="layout" svg:width="4.421cm" svg:height="4.115cm" svg:x="17.407cm" svg:y="11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5" draw:layer="layout" svg:x1="13.065cm" svg:y1="8.866cm" svg:x2="10.105cm" svg:y2="11.977cm">
          <text:p/>
        </draw:line>
        <draw:line draw:style-name="gr21" draw:text-style-name="P5" draw:layer="layout" svg:x1="15.478cm" svg:y1="9.628cm" svg:x2="10.105cm" svg:y2="11.978cm">
          <text:p/>
        </draw:line>
        <draw:frame draw:style-name="gr8" draw:text-style-name="P8" draw:layer="layout" svg:width="17.272cm" svg:height="1.673cm" svg:x="2.432cm" svg:y="1.896cm">
          <draw:text-box>
            <text:p><text:span text:style-name="T10">TOGGLE BIT 3 VAN BYTE 0xAA =&gt; 0xAA ^ (0x1 &lt;&lt; 2) </text:span></text:p>
          </draw:text-box>
        </draw:frame>
        <draw:frame draw:style-name="gr3" draw:text-style-name="P19" draw:layer="layout" svg:width="5.111cm" svg:height="1.486cm" svg:x="20.292cm" svg:y="9.059cm">
          <draw:text-box>
            <text:p><text:span text:style-name="T20">BRON={7,3,5,1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adornments="Regular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2" svg:font-family="FreeMono" style:font-adornments="Regular" style:font-family-generic="modern" style:font-pitch="fixed"/>
    <style:font-face style:name="Droid Sans Fallback2" svg:font-family="'Droid Sans Fallback'" style:font-family-generic="modern" style:font-pitch="variable"/>
    <style:font-face style:name="FreeMono" svg:font-family="FreeMono" style:font-family-generic="modern" style:font-pitch="variable"/>
    <style:font-face style:name="FreeSans4" svg:font-family="FreeSan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7T18:23:19.049095039</meta:creation-date>
    <dc:date>2018-02-24T19:01:16.730220671</dc:date>
    <meta:editing-duration>P6DT1H44M25S</meta:editing-duration>
    <meta:editing-cycles>93</meta:editing-cycles>
    <meta:generator>LibreOffice/5.1.6.2$Linux_X86_64 LibreOffice_project/10m0$Build-2</meta:generator>
    <meta:document-statistic meta:object-count="489"/>
  </office:meta>
</office:document-meta>
</file>